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contextual-spacing="false"/>
      <style:text-properties fo:font-size="18pt" fo:font-weight="bold" style:font-size-asian="18pt" style:font-weight-asian="bold" style:font-size-complex="18pt" style:font-weight-complex="bold"/>
    </style:style>
    <style:style style:name="P2" style:family="paragraph" style:parent-style-name="Standard">
      <style:paragraph-properties fo:margin-top="0cm" fo:margin-bottom="0.499cm" style:contextual-spacing="false"/>
      <style:text-properties fo:font-size="18pt" fo:font-weight="bold" officeooo:rsid="0009e9e1" officeooo:paragraph-rsid="0009e9e1" style:font-size-asian="18pt" style:font-weight-asian="bold" style:font-size-complex="18pt" style:font-weight-complex="bold"/>
    </style:style>
    <style:style style:name="P3" style:family="paragraph" style:parent-style-name="Standard">
      <style:paragraph-properties fo:margin-top="0cm" fo:margin-bottom="0.499cm" style:contextual-spacing="false"/>
      <style:text-properties fo:font-size="18pt" fo:font-weight="bold" officeooo:rsid="00172d9b" officeooo:paragraph-rsid="00172d9b" style:font-size-asian="18pt" style:font-weight-asian="bold" style:font-size-complex="18pt" style:font-weight-complex="bold"/>
    </style:style>
    <style:style style:name="P4" style:family="paragraph" style:parent-style-name="Standard">
      <style:paragraph-properties fo:margin-top="0cm" fo:margin-bottom="0.499cm" style:contextual-spacing="false"/>
      <style:text-properties fo:font-size="18pt" fo:font-weight="bold" officeooo:rsid="00214d01" officeooo:paragraph-rsid="00214d01" style:font-size-asian="18pt" style:font-weight-asian="bold" style:font-size-complex="18pt" style:font-weight-complex="bold"/>
    </style:style>
    <style:style style:name="P5" style:family="paragraph" style:parent-style-name="Standard">
      <style:paragraph-properties fo:margin-top="0cm" fo:margin-bottom="0.499cm" style:contextual-spacing="false"/>
      <style:text-properties fo:font-size="18pt" fo:font-weight="bold" officeooo:rsid="00214d01" officeooo:paragraph-rsid="0022bf73" style:font-size-asian="18pt" style:font-weight-asian="bold" style:font-size-complex="18pt" style:font-weight-complex="bold"/>
    </style:style>
    <style:style style:name="P6" style:family="paragraph" style:parent-style-name="Standard">
      <style:paragraph-properties fo:margin-top="0cm" fo:margin-bottom="0.499cm" style:contextual-spacing="false"/>
      <style:text-properties fo:font-size="18pt" fo:font-weight="bold" officeooo:rsid="002806a4" officeooo:paragraph-rsid="002806a4" style:font-size-asian="18pt" style:font-weight-asian="bold" style:font-size-complex="18pt" style:font-weight-complex="bold"/>
    </style:style>
    <style:style style:name="P7" style:family="paragraph" style:parent-style-name="Standard">
      <style:paragraph-properties fo:margin-top="0cm" fo:margin-bottom="0.499cm" style:contextual-spacing="false"/>
      <style:text-properties fo:font-size="18pt" fo:font-weight="bold" officeooo:rsid="002de757" officeooo:paragraph-rsid="002de757" style:font-size-asian="18pt" style:font-weight-asian="bold" style:font-size-complex="18pt" style:font-weight-complex="bold"/>
    </style:style>
    <style:style style:name="P8" style:family="paragraph" style:parent-style-name="Standard">
      <style:paragraph-properties fo:margin-top="0cm" fo:margin-bottom="0.499cm" style:contextual-spacing="false"/>
      <style:text-properties fo:font-size="18pt" fo:font-weight="bold" officeooo:rsid="002e56b1" officeooo:paragraph-rsid="002e56b1" style:font-size-asian="18pt" style:font-weight-asian="bold" style:font-size-complex="18pt" style:font-weight-complex="bold"/>
    </style:style>
    <style:style style:name="P9" style:family="paragraph" style:parent-style-name="Standard">
      <style:paragraph-properties fo:margin-top="0cm" fo:margin-bottom="0.499cm" style:contextual-spacing="false"/>
      <style:text-properties fo:font-size="18pt" fo:font-weight="bold" officeooo:rsid="0033d119" officeooo:paragraph-rsid="0033d119" style:font-size-asian="18pt" style:font-weight-asian="bold" style:font-size-complex="18pt" style:font-weight-complex="bold"/>
    </style:style>
    <style:style style:name="P10" style:family="paragraph" style:parent-style-name="Standard">
      <style:paragraph-properties fo:margin-top="0cm" fo:margin-bottom="0.499cm" style:contextual-spacing="false"/>
      <style:text-properties fo:font-size="18pt" fo:font-weight="bold" officeooo:rsid="003adb8f" officeooo:paragraph-rsid="003adb8f" style:font-size-asian="18pt" style:font-weight-asian="bold" style:font-size-complex="18pt" style:font-weight-complex="bold"/>
    </style:style>
    <style:style style:name="P11" style:family="paragraph" style:parent-style-name="Standard">
      <style:paragraph-properties fo:margin-top="0cm" fo:margin-bottom="0.499cm" style:contextual-spacing="false"/>
      <style:text-properties fo:font-size="18pt" fo:font-weight="bold" officeooo:rsid="003d9cdb" officeooo:paragraph-rsid="003d9cdb" style:font-size-asian="18pt" style:font-weight-asian="bold" style:font-size-complex="18pt" style:font-weight-complex="bold"/>
    </style:style>
    <style:style style:name="P12" style:family="paragraph" style:parent-style-name="Standard">
      <style:paragraph-properties fo:margin-top="0cm" fo:margin-bottom="0.499cm" style:contextual-spacing="false"/>
      <style:text-properties fo:font-size="18pt" fo:font-weight="bold" officeooo:rsid="003d9cdb" officeooo:paragraph-rsid="004238cd" style:font-size-asian="18pt" style:font-weight-asian="bold" style:font-size-complex="18pt" style:font-weight-complex="bold"/>
    </style:style>
    <style:style style:name="P13" style:family="paragraph" style:parent-style-name="Standard">
      <style:paragraph-properties fo:margin-top="0cm" fo:margin-bottom="0.499cm" style:contextual-spacing="false"/>
      <style:text-properties fo:font-size="16pt" fo:font-weight="bold" style:font-size-asian="16pt" style:font-weight-asian="bold" style:font-size-complex="16pt" style:font-weight-complex="bold"/>
    </style:style>
    <style:style style:name="P14" style:family="paragraph" style:parent-style-name="Standard">
      <style:paragraph-properties fo:margin-top="0cm" fo:margin-bottom="0.499cm" style:contextual-spacing="false"/>
      <style:text-properties officeooo:paragraph-rsid="002806a4"/>
    </style:style>
    <style:style style:name="P15" style:family="paragraph" style:parent-style-name="Standard">
      <style:paragraph-properties fo:margin-top="0cm" fo:margin-bottom="0.499cm" style:contextual-spacing="false"/>
      <style:text-properties officeooo:paragraph-rsid="0033d119"/>
    </style:style>
    <style:style style:name="P16" style:family="paragraph" style:parent-style-name="Preformatted_20_Text">
      <style:paragraph-properties fo:margin-top="0cm" fo:margin-bottom="0.499cm" style:contextual-spacing="false"/>
    </style:style>
    <style:style style:name="P17" style:family="paragraph" style:parent-style-name="Standard">
      <style:paragraph-properties fo:margin-top="0cm" fo:margin-bottom="0.499cm" style:contextual-spacing="false" fo:break-before="page"/>
      <style:text-properties fo:font-size="18pt" fo:font-weight="bold" officeooo:rsid="0009e9e1" officeooo:paragraph-rsid="0009e9e1" style:font-size-asian="18pt" style:font-weight-asian="bold" style:font-size-complex="18pt" style:font-weight-complex="bold"/>
    </style:style>
    <style:style style:name="P18" style:family="paragraph" style:parent-style-name="Standard">
      <style:paragraph-properties fo:margin-top="0cm" fo:margin-bottom="0.499cm" style:contextual-spacing="false" fo:break-before="page"/>
      <style:text-properties fo:font-size="18pt" fo:font-weight="bold" officeooo:rsid="00172d9b" officeooo:paragraph-rsid="00172d9b" style:font-size-asian="18pt" style:font-weight-asian="bold" style:font-size-complex="18pt" style:font-weight-complex="bold"/>
    </style:style>
    <style:style style:name="P19" style:family="paragraph" style:parent-style-name="Standard">
      <style:paragraph-properties fo:margin-top="0cm" fo:margin-bottom="0.499cm" style:contextual-spacing="false" fo:break-before="page"/>
      <style:text-properties fo:font-size="18pt" fo:font-weight="bold" officeooo:rsid="00185073" officeooo:paragraph-rsid="00185073" style:font-size-asian="18pt" style:font-weight-asian="bold" style:font-size-complex="18pt" style:font-weight-complex="bold"/>
    </style:style>
    <style:style style:name="P20" style:family="paragraph" style:parent-style-name="Standard">
      <style:paragraph-properties fo:margin-top="0cm" fo:margin-bottom="0.499cm" style:contextual-spacing="false" fo:break-before="page"/>
      <style:text-properties fo:font-size="18pt" fo:font-weight="bold" officeooo:rsid="002de757" officeooo:paragraph-rsid="002de757" style:font-size-asian="18pt" style:font-weight-asian="bold" style:font-size-complex="18pt" style:font-weight-complex="bold"/>
    </style:style>
    <style:style style:name="P21" style:family="paragraph" style:parent-style-name="Standard">
      <style:paragraph-properties fo:margin-top="0cm" fo:margin-bottom="0.499cm" style:contextual-spacing="false" fo:break-before="page"/>
      <style:text-properties fo:font-size="18pt" fo:font-weight="bold" officeooo:rsid="002e56b1" officeooo:paragraph-rsid="002e56b1" style:font-size-asian="18pt" style:font-weight-asian="bold" style:font-size-complex="18pt" style:font-weight-complex="bold"/>
    </style:style>
    <style:style style:name="P22" style:family="paragraph" style:parent-style-name="Standard">
      <style:paragraph-properties fo:margin-top="0cm" fo:margin-bottom="0.499cm" style:contextual-spacing="false" fo:break-before="page"/>
      <style:text-properties fo:font-size="18pt" fo:font-weight="bold" officeooo:rsid="003d9cdb" officeooo:paragraph-rsid="004238cd" style:font-size-asian="18pt" style:font-weight-asian="bold" style:font-size-complex="18pt" style:font-weight-complex="bold"/>
    </style:style>
    <style:style style:name="P23" style:family="paragraph" style:parent-style-name="Standard">
      <style:text-properties fo:font-size="16pt" fo:font-weight="bold" style:font-size-asian="16pt" style:font-weight-asian="bold" style:font-size-complex="16pt" style:font-weight-complex="bold"/>
    </style:style>
    <style:style style:name="P24" style:family="paragraph" style:parent-style-name="Standard">
      <style:paragraph-properties fo:break-before="page"/>
      <style:text-properties fo:font-size="18pt" fo:font-weight="bold" style:font-size-asian="18pt" style:font-weight-asian="bold" style:font-size-complex="18pt" style:font-weight-complex="bold"/>
    </style:style>
    <style:style style:name="P25" style:family="paragraph" style:parent-style-name="Standard">
      <style:paragraph-properties fo:margin-top="0cm" fo:margin-bottom="0.499cm" style:contextual-spacing="false"/>
      <style:text-properties fo:font-size="18pt" fo:font-weight="bold" officeooo:rsid="004488de" officeooo:paragraph-rsid="004488de" style:font-size-asian="18pt" style:font-weight-asian="bold" style:font-size-complex="18pt" style:font-weight-complex="bold"/>
    </style:style>
    <style:style style:name="P26" style:family="paragraph" style:parent-style-name="Standard">
      <style:paragraph-properties fo:margin-top="0cm" fo:margin-bottom="0.499cm" style:contextual-spacing="false"/>
      <style:text-properties fo:font-size="18pt" fo:font-weight="bold" officeooo:rsid="0045f622" officeooo:paragraph-rsid="0045f622" style:font-size-asian="18pt" style:font-weight-asian="bold" style:font-size-complex="18pt" style:font-weight-complex="bold"/>
    </style:style>
    <style:style style:name="P27" style:family="paragraph" style:parent-style-name="Standard">
      <style:paragraph-properties fo:margin-top="0cm" fo:margin-bottom="0.499cm" style:contextual-spacing="false"/>
      <style:text-properties fo:font-size="18pt" fo:font-weight="bold" officeooo:rsid="00475453" officeooo:paragraph-rsid="00475453" style:font-size-asian="18pt" style:font-weight-asian="bold" style:font-size-complex="18pt" style:font-weight-complex="bold"/>
    </style:style>
    <style:style style:name="P28" style:family="paragraph" style:parent-style-name="Standard">
      <style:paragraph-properties fo:margin-top="0cm" fo:margin-bottom="0.499cm" style:contextual-spacing="false" fo:break-before="page"/>
      <style:text-properties fo:font-size="18pt" fo:font-weight="bold" officeooo:rsid="00475453" officeooo:paragraph-rsid="00475453" style:font-size-asian="18pt" style:font-weight-asian="bold" style:font-size-complex="18pt" style:font-weight-complex="bold"/>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T1" style:family="text">
      <style:text-properties fo:font-size="16pt" style:font-size-asian="16pt" style:font-size-complex="16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2806a4" style:font-size-asian="18pt" style:font-weight-asian="bold" style:font-size-complex="18pt" style:font-weight-complex="bold"/>
    </style:style>
    <style:style style:name="T4" style:family="text">
      <style:text-properties fo:font-size="18pt" fo:font-weight="bold" officeooo:rsid="0033d119" style:font-size-asian="18pt" style:font-weight-asian="bold" style:font-size-complex="18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CTION 2</text:p>
      <text:p text:style-name="P1"/>
      <text:p text:style-name="P1">Resources: SSH Command</text:p>
      <text:p text:style-name="Text_20_body">Heads up: You need your own server in order to use the ssh command. In Lecture 13 I will show you a way to set up a server for free so you can do what I did in the videos.</text:p>
      <text:p text:style-name="Text_20_body">Depending on your Operating System, you may need to do a few things different than me in the video (since I use a Mac). Here are the resources to help you get set up:<text:line-break/><text:line-break/><text:span text:style-name="Strong_20_Emphasis">Windows:<text:line-break/></text:span>Use PuTTY: <text:a xlink:type="simple" xlink:href="https://mediatemple.net/community/products/dv/204404604/using-ssh-in-putty-" office:target-frame-name="_blank" xlink:show="new" text:style-name="Internet_20_link" text:visited-style-name="Visited_20_Internet_20_Link">https://mediatemple.net/community/products/dv/204404604/using-ssh-in-putty-</text:a><text:line-break/>Windows 10: <text:a xlink:type="simple" xlink:href="https://www.howtogeek.com/336775/how-to-enable-and-use-windows-10s-built-in-ssh-commands/" office:target-frame-name="_blank" xlink:show="new" text:style-name="Internet_20_link" text:visited-style-name="Visited_20_Internet_20_Link">https://www.howtogeek.com/336775/how-to-enable-and-use-windows-10s-built-in-ssh-commands/</text:a><text:line-break/>Extra: <text:line-break/>1. <text:a xlink:type="simple" xlink:href="https://www.ssh.com/ssh/putty/windows/" office:target-frame-name="_blank" xlink:show="new" text:style-name="Internet_20_link" text:visited-style-name="Visited_20_Internet_20_Link">https://www.ssh.com/ssh/putty/windows/</text:a><text:line-break/>2. <text:a xlink:type="simple" xlink:href="https://www.memset.com/docs/server-security/secure-communication-ssh/using-ssh-windows/" office:target-frame-name="_blank" xlink:show="new" text:style-name="Internet_20_link" text:visited-style-name="Visited_20_Internet_20_Link">https://www.memset.com/docs/server-security/secure-communication-ssh/using-ssh-windows/</text:a><text:line-break/><text:line-break/><text:span text:style-name="Strong_20_Emphasis">Linux:<text:line-break/></text:span>You should be able to use the <text:span text:style-name="Source_20_Text">ssh</text:span>  command already, but in case you can't:<text:line-break/><text:a xlink:type="simple" xlink:href="https://www.makeuseof.com/tag/beginners-guide-setting-ssh-linux-testing-setup/" office:target-frame-name="_blank" xlink:show="new" text:style-name="Internet_20_link" text:visited-style-name="Visited_20_Internet_20_Link">https://www.makeuseof.com/tag/beginners-guide-setting-ssh-linux-testing-setup/</text:a><text:line-break/><text:line-break/>Also, if you have any issues with this set up, please reach out to our chat room so that one of us can help you out :)</text:p>
      <text:p text:style-name="P23">Optional: Digital Ocean Set Up</text:p>
      <text:p text:style-name="Text_20_body">Don't have a server already but still want to try the ssh command? By using this link: <text:a xlink:type="simple" xlink:href="https://m.do.co/c/ef8add492554" office:target-frame-name="_blank" xlink:show="new" text:style-name="Internet_20_link" text:visited-style-name="Visited_20_Internet_20_Link">https://m.do.co/c/ef8add492554</text:a><text:span text:style-name="Strong_20_Emphasis"> </text:span>https://m.do.co/c/ef8add492554  you will get a $100 in credit just for signing up to Digital Ocean. <text:span text:style-name="Strong_20_Emphasis">Important: </text:span>This was the only way for me to give you a free way to access a server through SSH that was realistic. Please read their agreement and understand what you are signing up for. This exercise is not necessary and you do not need to do this to continue in the course. Think of it as just a little extra. Keep in mind that this is a referral link, which I am not interested in getting anything out of, so please cancel your service afterwards so you are not charged. <text:line-break/><text:line-break/>Full disclosure: <text:span text:style-name="Strong_20_Emphasis">As soon as someone spends $25 with Digital Ocean, I get $25 in credit with that link.</text:span> <text:span text:style-name="Strong_20_Emphasis">If that happens, 100% of this money will be going to our open source projects created by the student community to use the server space: </text:span><text:a xlink:type="simple" xlink:href="https://github.com/zero-to-mastery" office:target-frame-name="_blank" xlink:show="new" text:style-name="Internet_20_link" text:visited-style-name="Visited_20_Internet_20_Link"><text:span text:style-name="Strong_20_Emphasis">https://github.com/zero-to-mastery</text:span></text:a></text:p>
      <text:p text:style-name="Text_20_body"/>
      <text:p text:style-name="Text_20_body"><text:soft-page-break/>More information on <text:span text:style-name="Source_20_Text">apt-get</text:span> : <text:a xlink:type="simple" xlink:href="https://help.ubuntu.com/community/AptGet/Howto" office:target-frame-name="_blank" xlink:show="new" text:style-name="Internet_20_link" text:visited-style-name="Visited_20_Internet_20_Link">https://help.ubuntu.com/community/AptGet/Howto</text:a><text:line-break/>More information on <text:span text:style-name="Source_20_Text">rsync</text:span> : <text:a xlink:type="simple" xlink:href="https://www.tecmint.com/rsync-local-remote-file-synchronization-commands/" office:target-frame-name="_blank" xlink:show="new" text:style-name="Internet_20_link" text:visited-style-name="Visited_20_Internet_20_Link">https://www.tecmint.com/rsync-local-remote-file-synchronization-commands/</text:a></text:p>
      <text:p text:style-name="P13">Optional: Digital Ocean Server</text:p>
      <text:p text:style-name="Text_20_body">Ever wonder how hosting websites like Hostgator or Bluehost or GoDaddy work? Well, using your Digital Ocean Server, you can set one up yourself very easily. All you need is to ssh into your server and set up your droplet to serve websites. This is completely optional but if you would like to create your own website server, then you can follow along this tutorial to see how everything works underneath the hood. Not bad is it?<text:line-break/><text:line-break/><text:a xlink:type="simple" xlink:href="https://www.digitalocean.com/community/tutorials/how-to-set-up-apache-virtual-hosts-on-ubuntu-16-04" office:target-frame-name="_blank" xlink:show="new" text:style-name="Internet_20_link" text:visited-style-name="Visited_20_Internet_20_Link">https://www.digitalocean.com/community/tutorials/how-to-set-up-apache-virtual-hosts-on-ubuntu-16-04</text:a></text:p>
      <text:p text:style-name="Standard"/>
      <text:p text:style-name="P13">Resources: Asymmetric Encryption</text:p>
      <text:p text:style-name="Text_20_body">Want to learn more about Asymmetric Encryption? Check out these extra videos :<text:line-break/><text:line-break/><text:a xlink:type="simple" xlink:href="https://www.youtube.com/watch?v=NmM9HA2MQGI" office:target-frame-name="_blank" xlink:show="new" text:style-name="Internet_20_link" text:visited-style-name="Visited_20_Internet_20_Link">https://www.youtube.com/watch?v=NmM9HA2MQGI</text:a><text:line-break/><text:a xlink:type="simple" xlink:href="https://www.youtube.com/watch?v=Yjrfm_oRO0w" office:target-frame-name="_blank" xlink:show="new" text:style-name="Internet_20_link" text:visited-style-name="Visited_20_Internet_20_Link">https://www.youtube.com/watch?v=Yjrfm_oRO0w</text:a><text:line-break/><text:a xlink:type="simple" xlink:href="https://www.youtube.com/watch?v=vsXMMT2CqqE&amp;t=" office:target-frame-name="_blank" xlink:show="new" text:style-name="Internet_20_link" text:visited-style-name="Visited_20_Internet_20_Link">https://www.youtube.com/watch?v=vsXMMT2CqqE&amp;t=</text:a><text:line-break/><text:a xlink:type="simple" xlink:href="https://www.youtube.com/watch?v=NF1pwjL9-DE" office:target-frame-name="_blank" xlink:show="new" text:style-name="Internet_20_link" text:visited-style-name="Visited_20_Internet_20_Link">https://www.youtube.com/watch?v=NF1pwjL9-DE</text:a></text:p>
      <text:p text:style-name="Standard"/>
      <text:p text:style-name="P13">Resources: SSH Into A Server</text:p>
      <text:p text:style-name="Text_20_body"><text:span text:style-name="Strong_20_Emphasis">Recommended </text:span><text:span text:style-name="Source_20_Text"><text:span text:style-name="Strong_20_Emphasis">ssh-keygen</text:span></text:span><text:span text:style-name="Strong_20_Emphasis">  command:</text:span></text:p>
      <text:p text:style-name="P16">ssh-keygen -t rsa -b 4096 -C "your_email@example.com"</text:p>
      <text:p text:style-name="Text_20_body"><text:span text:style-name="Strong_20_Emphasis"><text:line-break/>Windows: <text:line-break/></text:span>If you have Git for Windows (which you should), ssh-keygen command should be available: <text:a xlink:type="simple" xlink:href="https://gitforwindows.org/" office:target-frame-name="_blank" xlink:show="new" text:style-name="Internet_20_link" text:visited-style-name="Visited_20_Internet_20_Link">https://gitforwindows.org/</text:a><text:line-break/>You can read more about this <text:a xlink:type="simple" xlink:href="https://stackoverflow.com/questions/11771378/ssh-keygen-is-not-recognized-as-an-internal-or-external-command" office:target-frame-name="_blank" xlink:show="new" text:style-name="Internet_20_link" text:visited-style-name="Visited_20_Internet_20_Link">here</text:a><text:line-break/>Another option is to use <text:a xlink:type="simple" xlink:href="https://www.ssh.com/ssh/putty/windows/puttygen" office:target-frame-name="_blank" xlink:show="new" text:style-name="Internet_20_link" text:visited-style-name="Visited_20_Internet_20_Link">https://www.ssh.com/ssh/putty/windows/puttygen</text:a><text:line-break/><text:line-break/><text:span text:style-name="Source_20_Text">pbcopy</text:span>  command: <text:a xlink:type="simple" xlink:href="https://superuser.com/questions/472598/pbcopy-for-windows/1171448#1171448" office:target-frame-name="_blank" xlink:show="new" text:style-name="Internet_20_link" text:visited-style-name="Visited_20_Internet_20_Link">https://superuser.com/questions/472598/pbcopy-for-windows/1171448#1171448</text:a></text:p>
      <text:p text:style-name="Text_20_body"><text:span text:style-name="Strong_20_Emphasis"/></text:p>
      <text:p text:style-name="Text_20_body"><text:soft-page-break/><text:span text:style-name="Strong_20_Emphasis">Extra Video:<text:line-break/></text:span>If you want to learn a little bit more about how SSH works internally, watch this excellent video: <text:a xlink:type="simple" xlink:href="https://youtu.be/ORcvSkgdA58" office:target-frame-name="_blank" xlink:show="new" text:style-name="Internet_20_link" text:visited-style-name="Visited_20_Internet_20_Link">https://youtu.be/ORcvSkgdA58</text:a></text:p>
      <text:p text:style-name="Standard"/>
      <text:p text:style-name="P13">Github</text:p>
      <text:p text:style-name="Text_20_body">Here is a great visual guide created by a fellow student if you are still having problems solving this exercise (especially on Windows): <text:a xlink:type="simple" xlink:href="https://github.com/antonykidis/Setup-ssh-for-github/blob/master/Setup-ssh-on-github.pdf" office:target-frame-name="_blank" xlink:show="new" text:style-name="Internet_20_link" text:visited-style-name="Visited_20_Internet_20_Link">https://github.com/antonykidis/Setup-ssh-for-github/blob/master/Setup-ssh-on-github.pdf </text:a></text:p>
      <text:p text:style-name="P13"/>
      <text:p text:style-name="P13">Web Developer Monthly</text:p>
      <text:p text:style-name="Text_20_body"><text:span text:style-name="Strong_20_Emphasis">Web Developer Monthly: </text:span>Every month, I accumulate all of the best resources and articles, as well as free resources around the web for Web Developers. It gets read by 100,000+ web developers. If you want to stay up to date with the industry and make sure you don't miss any important news, you can check out the monthly newsletter here. <text:a xlink:type="simple" xlink:href="https://zerotomastery.io/blog/?tag=WDM&amp;utm_source=udemy&amp;utm_medium=coursecontent#monthly" office:target-frame-name="_blank" xlink:show="new" text:style-name="Internet_20_link" text:visited-style-name="Visited_20_Internet_20_Link"><text:span text:style-name="Strong_20_Emphasis">It's completely free every month</text:span></text:a>!</text:p>
      <text:p text:style-name="Text_20_body">There is also the Machine Learning Monthly (written by Daniel Bourke) and Python Monthly if you are interested which you can find <text:a xlink:type="simple" xlink:href="https://zerotomastery.io/blog/?utm_source=udemy&amp;utm_medium=coursecontent#monthly" office:target-frame-name="_blank" xlink:show="new" text:style-name="Internet_20_link" text:visited-style-name="Visited_20_Internet_20_Link"><text:span text:style-name="Strong_20_Emphasis">here</text:span></text:a><text:span text:style-name="Strong_20_Emphasis">.</text:span></text:p>
      <text:p text:style-name="Standard"/>
      <text:p text:style-name="P17">SECTION 3</text:p>
      <text:p text:style-name="P2">Resources: Image File Formats</text:p>
      <text:p text:style-name="Text_20_body">Want to learn more about Image file types? I recommend you check out these resources:<text:line-break/><text:line-break/><text:a xlink:type="simple" xlink:href="https://99designs.com/blog/tips/image-file-types/" office:target-frame-name="_blank" xlink:show="new" text:style-name="Internet_20_link" text:visited-style-name="Visited_20_Internet_20_Link">https://99designs.com/blog/tips/image-file-types/</text:a><text:line-break/><text:a xlink:type="simple" xlink:href="https://pageweight.imgix.com/" office:target-frame-name="_blank" xlink:show="new" text:style-name="Internet_20_link" text:visited-style-name="Visited_20_Internet_20_Link">https://pageweight.imgix.com/</text:a><text:line-break/><text:a xlink:type="simple" xlink:href="https://www.sitepoint.com/gif-png-jpg-which-one-to-use/" office:target-frame-name="_blank" xlink:show="new" text:style-name="Internet_20_link" text:visited-style-name="Visited_20_Internet_20_Link">https://www.sitepoint.com/gif-png-jpg-which-one-to-use/</text:a></text:p>
      <text:p text:style-name="P2"/>
      <text:p text:style-name="P2">Exercise: #1 - Media Queries</text:p>
      <text:p text:style-name="Text_20_body">In the last lecture and the upcoming ones, I will be using the simple website to demonstrate some points. If you would like to follow along with the code, or you want to experiment yourself, I have attached the files here. Go ahead and experiment with the <text:span text:style-name="Strong_20_Emphasis">Media Queries</text:span> to get comfortable with the technique! <text:span text:style-name="Strong_20_Emphasis">Important: </text:span>These files will be used in the upcoming Exercise #2, so only worry about playing around Media Queries for now as we will be coming back to making this little project more optimized. <text:line-break/><text:line-break/>Additionally, here are some extra resources:<text:line-break/><text:line-break/><text:a xlink:type="simple" xlink:href="https://www.verexif.com/en/" office:target-frame-name="_blank" xlink:show="new" text:style-name="Internet_20_link" text:visited-style-name="Visited_20_Internet_20_Link">https://www.verexif.com/en/</text:a><text:line-break/><text:line-break/><text:a xlink:type="simple" xlink:href="https://css-tricks.com/snippets/css/media-queries-for-standard-devices/" office:target-frame-name="_blank" xlink:show="new" text:style-name="Internet_20_link" text:visited-style-name="Visited_20_Internet_20_Link">Media Queries</text:a><text:line-break/><text:line-break/><text:a xlink:type="simple" xlink:href="https://gist.github.com/bartholomej/8415655" office:target-frame-name="_blank" xlink:show="new" text:style-name="Internet_20_link" text:visited-style-name="Visited_20_Internet_20_Link">Media Queries Cheat Sheet</text:a></text:p>
      <text:p text:style-name="Text_20_body">Resources for this lecture</text:p>
      <text:list xml:id="list3392926019" text:style-name="L1">
        <text:list-item>
          <text:p text:style-name="P29"><text:a xlink:type="simple" xlink:href="javascript:void(0)" text:style-name="Internet_20_link" text:visited-style-name="Visited_20_Internet_20_Link">lecture_files.zip</text:a></text:p>
        </text:list-item>
      </text:list>
      <text:p text:style-name="P2"/>
      <text:p text:style-name="P2">Resources: Delivery Optimizations</text:p>
      <text:p text:style-name="Text_20_body">Here are some extra resources that may be useful to you!<text:line-break/><text:line-break/><text:a xlink:type="simple" xlink:href="https://stackoverflow.com/questions/985431/max-parallel-http-connections-in-a-browser" office:target-frame-name="_blank" xlink:show="new" text:style-name="Internet_20_link" text:visited-style-name="Visited_20_Internet_20_Link">Max Parallel Requests Per Browser</text:a></text:p>
      <text:p text:style-name="P2"/>
      <text:p text:style-name="P2"><text:soft-page-break/>Resources: Async + Defer</text:p>
      <text:p text:style-name="Text_20_body">One thing that I didn't mention much in the previous video is that because of HTML parsing, the location of the script tags when you put <text:span text:style-name="Source_20_Text">async</text:span>  or <text:span text:style-name="Source_20_Text">defer</text:span>  attributes on them is important. This is a great resource that explains the importance of this: <text:a xlink:type="simple" xlink:href="https://stackoverflow.com/questions/10808109/script-tag-async-defer" office:target-frame-name="_blank" xlink:show="new" text:style-name="Internet_20_link" text:visited-style-name="Visited_20_Internet_20_Link">https://stackoverflow.com/questions/10808109/script-tag-async-defer</text:a></text:p>
      <text:p text:style-name="P2"/>
      <text:p text:style-name="P2">Resources: Keiko Corp Website</text:p>
      <text:p text:style-name="Text_20_body">Using all you have learned in this section, it's time to impress Bruno and optimize the Keiko Corp Website which isn't very good right now. You can find the project <text:a xlink:type="simple" xlink:href="https://github.com/aneagoie/keiko-corp" office:target-frame-name="_blank" xlink:show="new" text:style-name="Internet_20_link" text:visited-style-name="Visited_20_Internet_20_Link">repository here</text:a>. Fork the repository, and create a <text:a xlink:type="simple" xlink:href="https://help.github.com/articles/configuring-a-publishing-source-for-github-pages/" office:target-frame-name="_blank" xlink:show="new" text:style-name="Internet_20_link" text:visited-style-name="Visited_20_Internet_20_Link">Github pages</text:a> for it so that you have a URL you can test on these two tools:<text:line-break/><text:line-break/>1. <text:a xlink:type="simple" xlink:href="https://developers.google.com/speed/pagespeed/insights/" office:target-frame-name="_blank" xlink:show="new" text:style-name="Internet_20_link" text:visited-style-name="Visited_20_Internet_20_Link">PageSpeed Insights</text:a><text:line-break/>2. <text:a xlink:type="simple" xlink:href="https://www.webpagetest.org/" office:target-frame-name="_blank" xlink:show="new" text:style-name="Internet_20_link" text:visited-style-name="Visited_20_Internet_20_Link">WebPageTest</text:a><text:line-break/><text:line-break/>One you have done all you can, post your results and time in our Discord Community! Let's see who can make the fastest website!<text:line-break/><text:line-break/>P.s. Don't worry about the code for now. We are purely focused on performance improvements we have covered in this section.</text:p>
      <text:p text:style-name="P2">Optional: Resource Prefetching</text:p>
      <text:p text:style-name="Text_20_body">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Text_20_body"><text:a xlink:type="simple" xlink:href="https://css-tricks.com/prefetching-preloading-prebrowsing/" office:target-frame-name="_blank" xlink:show="new" text:style-name="Internet_20_link" text:visited-style-name="Visited_20_Internet_20_Link">https://css-tricks.com/prefetching-preloading-prebrowsing/</text:a></text:p>
      <text:p text:style-name="P2">Resources: Performance Tools</text:p>
      <text:p text:style-name="Text_20_body">Here are some extra resources and guides if you want a little more practice:</text:p>
      <text:p text:style-name="Text_20_body"><text:span text:style-name="Strong_20_Emphasis">Exercise: Dev Tools: </text:span></text:p>
      <text:p text:style-name="Text_20_body"/>
      <text:list xml:id="list3837373125" text:style-name="L2">
        <text:list-item>
          <text:p text:style-name="P30"><text:a xlink:type="simple" xlink:href="https://developers.google.com/web/tools/chrome-devtools/evaluate-performance/reference#activities" office:target-frame-name="_blank" xlink:show="new" text:style-name="Internet_20_link" text:visited-style-name="Visited_20_Internet_20_Link">View main thread activities in a table</text:a> to sort activities based on which ones took up the most time.</text:p>
        </text:list-item>
        <text:list-item>
          <text:p text:style-name="P30"><text:a xlink:type="simple" xlink:href="https://developers.google.com/web/tools/chrome-devtools/evaluate-performance/reference#fps" office:target-frame-name="_blank" xlink:show="new" text:style-name="Internet_20_link" text:visited-style-name="Visited_20_Internet_20_Link">Analyze frames per second (FPS)</text:a> to measure whether your animations truly run smoothly.</text:p>
        </text:list-item>
        <text:list-item>
          <text:p text:style-name="P30"><text:soft-page-break/><text:a xlink:type="simple" xlink:href="https://developers.google.com/web/updates/2017/11/devtools-release-notes#perf-monitor" office:target-frame-name="_blank" xlink:show="new" text:style-name="Internet_20_link" text:visited-style-name="Visited_20_Internet_20_Link">Monitor CPU usage, JS heap size, DOM nodes, layouts per second, and more</text:a> in real-time with the Performance Monitor.</text:p>
        </text:list-item>
        <text:list-item>
          <text:p text:style-name="P30"><text:a xlink:type="simple" xlink:href="https://developers.google.com/web/tools/chrome-devtools/evaluate-performance/reference#screenshots" office:target-frame-name="_blank" xlink:show="new" text:style-name="Internet_20_link" text:visited-style-name="Visited_20_Internet_20_Link">Capture screenshots while recording</text:a> to play back exactly how the page looked while the page loaded, or an animation fired, and so on.</text:p>
        </text:list-item>
        <text:list-item>
          <text:p text:style-name="P30"><text:a xlink:type="simple" xlink:href="https://developers.google.com/web/tools/chrome-devtools/evaluate-performance/reference#interactions" office:target-frame-name="_blank" xlink:show="new" text:style-name="Internet_20_link" text:visited-style-name="Visited_20_Internet_20_Link">View interactions</text:a> to quickly identify what happened on a page after a user interacted with it.</text:p>
        </text:list-item>
        <text:list-item>
          <text:p text:style-name="P30"><text:a xlink:type="simple" xlink:href="https://developers.google.com/web/tools/chrome-devtools/evaluate-performance/reference#scrolling-performance-issues" office:target-frame-name="_blank" xlink:show="new" text:style-name="Internet_20_link" text:visited-style-name="Visited_20_Internet_20_Link">Find scroll performance issues in real-time</text:a> by highlighting the page whenever a potentially problematic listener fires.</text:p>
        </text:list-item>
        <text:list-item>
          <text:p text:style-name="P30"><text:a xlink:type="simple" xlink:href="https://developers.google.com/web/tools/chrome-devtools/evaluate-performance/reference#paint-flashing" office:target-frame-name="_blank" xlink:show="new" text:style-name="Internet_20_link" text:visited-style-name="Visited_20_Internet_20_Link">View paint events in real-time</text:a> to identify costly paint events that may be harming the performance of your animations.<text:line-break/><text:a xlink:type="simple" xlink:href="https://developers.google.com/web/tools/chrome-devtools/evaluate-performance/reference#main" office:target-frame-name="_blank" xlink:show="new" text:style-name="Internet_20_link" text:visited-style-name="Visited_20_Internet_20_Link">View main thread activity</text:a> to view every event that occurred on the main thread while you were recording.</text:p>
        </text:list-item>
      </text:list>
      <text:p text:style-name="Text_20_body"><text:line-break/><text:span text:style-name="Strong_20_Emphasis">Other Resources:</text:span></text:p>
      <text:p text:style-name="Text_20_body"><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Text_20_body"><text:a xlink:type="simple" xlink:href="https://www.thinkwithgoogle.com/feature/mobile/" office:target-frame-name="_blank" xlink:show="new" text:style-name="Internet_20_link" text:visited-style-name="Visited_20_Internet_20_Link">https://www.thinkwithgoogle.com/feature/mobile/</text:a></text:p>
      <text:p text:style-name="Text_20_body"><text:a xlink:type="simple" xlink:href="https://developers.google.com/web/tools/lighthouse/" office:target-frame-name="_blank" xlink:show="new" text:style-name="Internet_20_link" text:visited-style-name="Visited_20_Internet_20_Link">https://developers.google.com/web/tools/lighthouse/</text:a></text:p>
      <text:p text:style-name="Text_20_body"><text:a xlink:type="simple" xlink:href="http://websitespeedranker.com/" office:target-frame-name="_blank" xlink:show="new" text:style-name="Internet_20_link" text:visited-style-name="Visited_20_Internet_20_Link">http://websitespeedranker.com/</text:a></text:p>
      <text:p text:style-name="Text_20_body"><text:a xlink:type="simple" xlink:href="https://pageweight.imgix.com/?ref=producthunt" office:target-frame-name="_blank" xlink:show="new" text:style-name="Internet_20_link" text:visited-style-name="Visited_20_Internet_20_Link">https://pageweight.imgix.com/</text:a></text:p>
      <text:p text:style-name="Text_20_body"><text:a xlink:type="simple" xlink:href="https://developers.google.com/speed/pagespeed/insights/" office:target-frame-name="_blank" xlink:show="new" text:style-name="Internet_20_link" text:visited-style-name="Visited_20_Internet_20_Link">https://developers.google.com/speed/pagespeed/insights/</text:a></text:p>
      <text:p text:style-name="Text_20_body"><text:a xlink:type="simple" xlink:href="https://passmarked.com/?ref=producthunt" office:target-frame-name="_blank" xlink:show="new" text:style-name="Internet_20_link" text:visited-style-name="Visited_20_Internet_20_Link">https://passmarked.com/</text:a></text:p>
      <text:p text:style-name="Text_20_body"><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Text_20_body"/>
      <text:p text:style-name="Text_20_body"><text:span text:style-name="Strong_20_Emphasis">Additional image manipulation tools:</text:span></text:p>
      <text:list xml:id="list3136119535" text:style-name="L3">
        <text:list-item>
          <text:p text:style-name="P31"><text:a xlink:type="simple" xlink:href="https://www.xnview.com/en/xnconvert/" office:target-frame-name="_blank" xlink:show="new" text:style-name="Internet_20_link" text:visited-style-name="Visited_20_Internet_20_Link">XNConvert</text:a>: This free, cross-platform tool can handle batched images, and performs resizing, optimization, and other transforms.</text:p>
        </text:list-item>
        <text:list-item>
          <text:p text:style-name="P31"><text:a xlink:type="simple" xlink:href="https://imageoptim.com/mac" office:target-frame-name="_blank" xlink:show="new" text:style-name="Internet_20_link" text:visited-style-name="Visited_20_Internet_20_Link">ImageOptim</text:a>: This free tool is available for Mac and as an online service, and is specifically aimed at optimizing images for speed, including metadata removal (discussed above).</text:p>
        </text:list-item>
        <text:list-item>
          <text:p text:style-name="P31"><text:a xlink:type="simple" xlink:href="https://itunes.apple.com/us/app/resizeit/id416280139?mt=12" office:target-frame-name="_blank" xlink:show="new" text:style-name="Internet_20_link" text:visited-style-name="Visited_20_Internet_20_Link">ResizeIt</text:a>: A Mac-only desktop product that lets you change the size of multiple images simultaneously, and can convert file formats at the same time.</text:p>
        </text:list-item>
        <text:list-item>
          <text:p text:style-name="P31"><text:soft-page-break/><text:a xlink:type="simple" xlink:href="http://www.picresize.com/" office:target-frame-name="_blank" xlink:show="new" text:style-name="Internet_20_link" text:visited-style-name="Visited_20_Internet_20_Link">PicResize</text:a>: One of several good browser-based tools that gives you lots of options for cropping, rotating, resizing, adding effects to, and converting images.</text:p>
        </text:list-item>
        <text:list-item>
          <text:p text:style-name="P31"><text:a xlink:type="simple" xlink:href="https://www.gimp.org/" office:target-frame-name="_blank" xlink:show="new" text:style-name="Internet_20_link" text:visited-style-name="Visited_20_Internet_20_Link">Gimp</text:a>: This ever-popular cross-platform tool just gets better with age. Powerful and flexible, Gimp lets you perform a wide variety of image manipulation tasks including, of course, resizing.</text:p>
        </text:list-item>
      </text:list>
      <text:p text:style-name="P2"/>
      <text:p text:style-name="P2">Resources: HTTP/2</text:p>
      <text:p text:style-name="Text_20_body">Here is a great resource if you want to learn more about what will be coming up in the future with HTTP/2:<text:line-break/><text:line-break/><text:a xlink:type="simple" xlink:href="https://developers.google.com/web/fundamentals/performance/http2/" office:target-frame-name="_blank" xlink:show="new" text:style-name="Internet_20_link" text:visited-style-name="Visited_20_Internet_20_Link">https://developers.google.com/web/fundamentals/performance/http2/</text:a></text:p>
      <text:p text:style-name="P2"/>
      <text:p text:style-name="P2">HTTP/3</text:p>
      <text:p text:style-name="Text_20_body">Although HTTP/3 is in very early development and we still have a long ways until it becomes commonplace, I wanted to let you know that the work is already starting on the latest protocol with some really interesting performance opportunities! You can <text:a xlink:type="simple" xlink:href="https://blog.cloudflare.com/http3-the-past-present-and-future/" office:target-frame-name="_blank" xlink:show="new" text:style-name="Internet_20_link" text:visited-style-name="Visited_20_Internet_20_Link"><text:span text:style-name="Strong_20_Emphasis">read about the details here</text:span></text:a>. When it becomes more common place, I will make a video on it :)</text:p>
      <text:p text:style-name="P2"/>
      <text:p text:style-name="P18">SECTION 4</text:p>
      <text:p text:style-name="P3">React.Fragment and Semantic HTML</text:p>
      <text:p text:style-name="Text_20_body">One thing you will notice with React is that because we always have to return just one element from a component, we end up wrapping a lot of our components in <text:span text:style-name="Source_20_Text">&lt;div&gt;&lt;/div&gt;</text:span>. <text:line-break/><text:line-break/><text:span text:style-name="Strong_20_Emphasis">BUT WHAT ABOUT SEMANTIC HTML YOU TAUGHT US ABOUT IN THE HTML SECTION ANDREI!??!!</text:span><text:line-break/><text:line-break/><text:span text:style-name="Strong_20_Emphasis">You are right! React realized this was an issue, and with the newer version of React 16.2, they introduced something called </text:span><text:span text:style-name="Source_20_Text"><text:span text:style-name="Strong_20_Emphasis">Fragment</text:span></text:span><text:span text:style-name="Strong_20_Emphasis"> to fix this issue. </text:span><text:a xlink:type="simple" xlink:href="https://blog.logrocket.com/rendering-sibling-elements-react-fragments/" office:target-frame-name="_blank" xlink:show="new" text:style-name="Internet_20_link" text:visited-style-name="Visited_20_Internet_20_Link"><text:span text:style-name="Strong_20_Emphasis">You can read about it here</text:span></text:a><text:span text:style-name="Strong_20_Emphasis"> (optional). </text:span></text:p>
      <text:p text:style-name="P3">Resources: Webpack Configurator</text:p>
      <text:p text:style-name="Text_20_body">Configuration shouldn't be hard. As time goes one, I believe we will move towards less and less configuration. Here is a great tool to make configuring your Webpack easy. Enjoy playing with it! <text:a xlink:type="simple" xlink:href="http://web.jakoblind.no/webpack-config/" office:target-frame-name="_blank" xlink:show="new" text:style-name="Internet_20_link" text:visited-style-name="Visited_20_Internet_20_Link">http://web.jakoblind.no/webpack-config/ </text:a></text:p>
      <text:p text:style-name="P3"/>
      <text:p text:style-name="P3"/>
      <text:p text:style-name="P3">https://parceljs.org/</text:p>
      <text:p text:style-name="P19">SECTION 5</text:p>
      <text:p text:style-name="P3">ES2020: Dynamic import()</text:p>
      <text:p text:style-name="Text_20_body">Good news! In the next video I am going to show you how to use dynamic <text:span text:style-name="Source_20_Text">import()</text:span> to help you do code splitting. This feature only worked before ES2020 by using Webpack and the configuration that allowed Create React App to use this feature. As of ES2020 this feature is now native to JavaScript so you can use the trick you are about to learn even outside Create React App!<text:line-break/><text:line-break/>You can read more about it <text:a xlink:type="simple" xlink:href="https://www.ksharifbd.com/blog/exploring-ES2020-dynamic-import/#Import" office:target-frame-name="_blank" xlink:show="new" text:style-name="Internet_20_link" text:visited-style-name="Visited_20_Internet_20_Link">here</text:a> <text:span text:style-name="Emphasis">(but I recommend just watching the next video)</text:span>!</text:p>
      <text:p text:style-name="P3">Exercise: #2 - Code Splitting</text:p>
      <text:p text:style-name="Text_20_body">Now that you have an understanding of Code Splitting, it is time for you to practice what you have learned in the previous videos and try your hand at code splitting. Follow this repo: <text:a xlink:type="simple" xlink:href="https://github.com/aneagoie/code-splitting-exercise" office:target-frame-name="_blank" xlink:show="new" text:style-name="Internet_20_link" text:visited-style-name="Visited_20_Internet_20_Link">https://github.com/aneagoie/code-splitting-exercise</text:a> and try to play around and experiment with different Code Splitting features you have learned. <text:line-break/><text:line-break/><text:span text:style-name="Strong_20_Emphasis">Your Task:</text:span><text:line-break/>Try adding the <text:a xlink:type="simple" xlink:href="https://reactjs.org/docs/code-splitting.html#reactlazy" office:target-frame-name="_blank" xlink:show="new" text:style-name="Internet_20_link" text:visited-style-name="Visited_20_Internet_20_Link"><text:span text:style-name="Source_20_Text">React.lazy</text:span></text:a> into the project and share your results in the <text:span text:style-name="Strong_20_Emphasis">#juniortosenior</text:span> channel on Discord! This is now the new recommended way to do code splitting in a React application as this feature was recently added to the library:<text:line-break/><text:a xlink:type="simple" xlink:href="https://www.smooth-code.com/open-source/loadable-components/docs/loadable-vs-react-lazy/" office:target-frame-name="_blank" xlink:show="new" text:style-name="Internet_20_link" text:visited-style-name="Visited_20_Internet_20_Link">https://www.smooth-code.com/open-source/loadable-components/docs/loadable-vs-react-lazy/</text:a><text:line-break/><text:line-break/>If you get stuck, you can always refer to the <text:a xlink:type="simple" xlink:href="https://reactjs.org/docs/code-splitting.html" office:target-frame-name="_blank" xlink:show="new" text:style-name="Internet_20_link" text:visited-style-name="Visited_20_Internet_20_Link">official code splitting documentation from React</text:a><text:line-break/><text:line-break/>In the next video, I will show you how we can implement React.lazy!</text:p>
      <text:p text:style-name="P3">Resources: React Performance</text:p>
      <text:p text:style-name="Text_20_body">Moving forward, I recommend you install this plugin into your chrome browser to help you with React development:<text:line-break/><text:a xlink:type="simple" xlink:href="https://chrome.google.com/webstore/detail/react-developer-tools/fmkadmapgofadopljbjfkapdkoienihi?hl=en" office:target-frame-name="_blank" xlink:show="new" text:style-name="Internet_20_link" text:visited-style-name="Visited_20_Internet_20_Link"><text:line-break/>React Developer Tools</text:a><text:line-break/><text:line-break/>To view performance metrics for your react app:</text:p>
      <text:p text:style-name="Text_20_body">Append <text:span text:style-name="Source_20_Text">?react_perf</text:span> to your local server URL (e.g. <text:span text:style-name="Source_20_Text">localhost:3000/?react_perf</text:span>) and visit that URL in a browser</text:p>
      <text:p text:style-name="P3"/>
      <text:p text:style-name="P18">Resources: React Performance 2</text:p>
      <text:p text:style-name="Text_20_body">To get familiar with the asynchronous nature of setState(), have a look at:<text:line-break/><text:line-break/><text:a xlink:type="simple" xlink:href="https://medium.com/@wereHamster/beware-react-setstate-is-asynchronous-ce87ef1a9cf3" office:target-frame-name="_blank" xlink:show="new" text:style-name="Internet_20_link" text:visited-style-name="Visited_20_Internet_20_Link">https://medium.com/@wereHamster/beware-react-setstate-is-asynchronous-ce87ef1a9cf3</text:a><text:line-break/><text:line-break/><text:a xlink:type="simple" xlink:href="https://vasanthk.gitbooks.io/react-bits/patterns/19.async-nature-of-setState.html" office:target-frame-name="_blank" xlink:show="new" text:style-name="Internet_20_link" text:visited-style-name="Visited_20_Internet_20_Link">https://vasanthk.gitbooks.io/react-bits/patterns/19.async-nature-of-setState.html</text:a><text:line-break/><text:line-break/>Finally, have a look at this tool mentioned in the previous video:</text:p>
      <text:p text:style-name="Text_20_body">Why did you update package now is deprecated and the newer: <text:a xlink:type="simple" xlink:href="https://www.npmjs.com/package/@welldone-software/why-did-you-render" office:target-frame-name="_blank" xlink:show="new" text:style-name="Internet_20_link" text:visited-style-name="Visited_20_Internet_20_Link">Why did you render?</text:a> is recommended.</text:p>
      <text:p text:style-name="P3"/>
      <text:p text:style-name="P3">Resources: Tree Shaking 101</text:p>
      <text:p text:style-name="Text_20_body">Tree shaking is one of those things that will get optimized and improved upon in the Javascript landscape. For now, though, the best way to use tree shaking in your apps is to follow this wonderful guide:</text:p>
      <text:p text:style-name="Text_20_body"><text:a xlink:type="simple" xlink:href="https://developers.google.com/web/fundamentals/performance/optimizing-javascript/tree-shaking/" office:target-frame-name="_blank" xlink:show="new" text:style-name="Internet_20_link" text:visited-style-name="Visited_20_Internet_20_Link">https://developers.google.com/web/fundamentals/performance/optimizing-javascript/tree-shaking/</text:a></text:p>
      <text:p text:style-name="P3"/>
      <text:p text:style-name="P3">Resources: Progressive Web Apps</text:p>
      <text:p text:style-name="Text_20_body">In case you want further reading on Progressive Web Apps:<text:line-break/><text:line-break/><text:a xlink:type="simple" xlink:href="http://debuggerdotbreak.judahgabriel.com/2018/04/13/i-built-a-pwa-and-published-it-in-3-app-stores-heres-what-i-learned/" office:target-frame-name="_blank" xlink:show="new" text:style-name="Internet_20_link" text:visited-style-name="Visited_20_Internet_20_Link">Submitting PWA to 3 app stores</text:a><text:line-break/><text:line-break/><text:a xlink:type="simple" xlink:href="https://medium.com/@firt/progressive-web-apps-on-ios-are-here-d00430dee3a7" office:target-frame-name="_blank" xlink:show="new" text:style-name="Internet_20_link" text:visited-style-name="Visited_20_Internet_20_Link">PWA Android vs iOS</text:a><text:line-break/><text:line-break/>Finally, <text:a xlink:type="simple" xlink:href="https://github.com/aneagoie/robofriends-redux" office:target-frame-name="_blank" xlink:show="new" text:style-name="Internet_20_link" text:visited-style-name="Visited_20_Internet_20_Link">here is the link to the robofriends-redux github repository</text:a> which we will be using to turn our app into 100% PWA throughout the next couple of videos. <text:line-break/><text:line-break/>Ps You can explore some of the top PWAs from around the world: <text:a xlink:type="simple" xlink:href="https://appsco.pe/" office:target-frame-name="_blank" xlink:show="new" text:style-name="Internet_20_link" text:visited-style-name="Visited_20_Internet_20_Link">https://appsco.pe/</text:a></text:p>
      <text:p text:style-name="P3"/>
      <text:p text:style-name="P18">Resources: PWA - HTTPS</text:p>
      <text:p text:style-name="Text_20_body">First, in case you have never put a website online using Github Pages, you can use this tutorial to have your Github website up and running in 5 minutes: <text:a xlink:type="simple" xlink:href="https://pages.github.com/" office:target-frame-name="_blank" xlink:show="new" text:style-name="Internet_20_link" text:visited-style-name="Visited_20_Internet_20_Link">https://pages.github.com/</text:a> Please note that this is only for simple websites. If you want to have github pages work with create react app, we cover this in the upcoming video: <text:span text:style-name="Strong_20_Emphasis">Deploying Our React App</text:span><text:line-break/><text:line-break/>Progressive Web Apps Checklist: <text:a xlink:type="simple" xlink:href="https://developers.google.com/web/progressive-web-apps/checklist" office:target-frame-name="_blank" xlink:show="new" text:style-name="Internet_20_link" text:visited-style-name="Visited_20_Internet_20_Link">https://developers.google.com/web/progressive-web-apps/checklist</text:a></text:p>
      <text:p text:style-name="Text_20_body">Finally, if you would like to implement HTTPS yourself, I recommend you use <text:a xlink:type="simple" xlink:href="https://letsencrypt.org/docs/" office:target-frame-name="_blank" xlink:show="new" text:style-name="Internet_20_link" text:visited-style-name="Visited_20_Internet_20_Link">Let's Encrypt</text:a></text:p>
      <text:p text:style-name="P3">Resources: PWA - App Manifest</text:p>
      <text:p text:style-name="Text_20_body">To learn more, have a look at <text:a xlink:type="simple" xlink:href="https://developers.google.com/web/tools/lighthouse/audits/has-viewport-meta-tag" office:target-frame-name="_blank" xlink:show="new" text:style-name="Internet_20_link" text:visited-style-name="Visited_20_Internet_20_Link">Viewport Meta Tag</text:a><text:line-break/><text:line-break/>Finally, you will be using this tool to generate icons for your robofriends PWA:<text:a xlink:type="simple" xlink:href="https://realfavicongenerator.net/" office:target-frame-name="_blank" xlink:show="new" text:style-name="Internet_20_link" text:visited-style-name="Visited_20_Internet_20_Link">https://realfavicongenerator.net/</text:a></text:p>
      <text:p text:style-name="P3">Resources: PWA - Service Workers</text:p>
      <text:p text:style-name="Text_20_body">Service Worker is implemented very easily into a react based project. You can see <text:a xlink:type="simple" xlink:href="https://github.com/jeffposnick/create-react-pwa/compare/starting-point...pwa" office:target-frame-name="_blank" xlink:show="new" text:style-name="Internet_20_link" text:visited-style-name="Visited_20_Internet_20_Link">this Git Diff</text:a> to see what you would need to do to add service worker into an existing create react app project without the default service worker. <text:line-break/><text:line-break/>For further information on the topics covered in the previous video:<text:line-break/><text:line-break/><text:a xlink:type="simple" xlink:href="https://jakearchibald.github.io/isserviceworkerready/" office:target-frame-name="_blank" xlink:show="new" text:style-name="Internet_20_link" text:visited-style-name="Visited_20_Internet_20_Link">isServiceWorkerReady?</text:a><text:line-break/><text:line-break/><text:a xlink:type="simple" xlink:href="https://auth0.com/blog/introduction-to-progressive-web-apps-push-notifications-part-3/" office:target-frame-name="_blank" xlink:show="new" text:style-name="Internet_20_link" text:visited-style-name="Visited_20_Internet_20_Link">More information on push notifications for those who want to see how it is implemented</text:a></text:p>
      <text:p text:style-name="P3">Solution Files - PWA</text:p>
      <text:p text:style-name="Text_20_body">You can find the solution Github repository at <text:a xlink:type="simple" xlink:href="https://github.com/aneagoie/robofriends-pwa" office:target-frame-name="_blank" xlink:show="new" text:style-name="Internet_20_link" text:visited-style-name="Visited_20_Internet_20_Link"><text:span text:style-name="Strong_20_Emphasis">https://github.com/aneagoie/robofriends-pwa</text:span></text:a></text:p>
      <text:p text:style-name="Text_20_body">Or the latest updates included (package.json update) repository at:</text:p>
      <text:p text:style-name="Text_20_body"><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https://github.com/aneagoie/Center-For-Robotos-Who-Cant-Be-In-The-App-Store-And-Wanna-Learn-To-Do-Other-Stuff-Good-Too-update</text:span></text:a><text:line-break/><text:line-break/><text:span text:style-name="T1">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4"><text:soft-page-break/>SECTION 6</text:p>
      <text:p text:style-name="P4">Quick Note: Upcoming API Endpoint</text:p>
      <text:p text:style-name="Text_20_body">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Text_20_body"/>
      <text:p text:style-name="Text_20_body">I recommend using: <text:a xlink:type="simple" xlink:href="http://swapi.py4e.com/api/people/" office:target-frame-name="_blank" xlink:show="new" text:style-name="Internet_20_link" text:visited-style-name="Visited_20_Internet_20_Link"><text:span text:style-name="Strong_20_Emphasis">http://swapi.py4e.com/api/people</text:span></text:a></text:p>
      <text:p text:style-name="Text_20_body"/>
      <text:p text:style-name="Text_20_body"><text:a xlink:type="simple" xlink:href="http://swapi.py4e.com/" office:target-frame-name="_blank" xlink:show="new" text:style-name="Internet_20_link" text:visited-style-name="Visited_20_Internet_20_Link"><text:span text:style-name="Strong_20_Emphasis">Star Wars API</text:span></text:a><text:span text:style-name="Strong_20_Emphasis"> or </text:span><text:a xlink:type="simple" xlink:href="https://swapi.dev/" office:target-frame-name="_blank" xlink:show="new" text:style-name="Internet_20_link" text:visited-style-name="Visited_20_Internet_20_Link"><text:span text:style-name="Strong_20_Emphasis">Star Wars API (clone)</text:span></text:a></text:p>
      <text:p text:style-name="Text_20_body"><text:a xlink:type="simple" xlink:href="http://numbersapi.com/#42" office:target-frame-name="_blank" xlink:show="new" text:style-name="Internet_20_link" text:visited-style-name="Visited_20_Internet_20_Link"><text:span text:style-name="Strong_20_Emphasis">Numbers API</text:span></text:a></text:p>
      <text:p text:style-name="Text_20_body"><text:a xlink:type="simple" xlink:href="https://api.chucknorris.io/" office:target-frame-name="_blank" xlink:show="new" text:style-name="Internet_20_link" text:visited-style-name="Visited_20_Internet_20_Link"><text:span text:style-name="Strong_20_Emphasis">Chuck Norris API</text:span></text:a></text:p>
      <text:p text:style-name="Text_20_body"><text:a xlink:type="simple" xlink:href="https://pokeapi.co/" office:target-frame-name="_blank" xlink:show="new" text:style-name="Internet_20_link" text:visited-style-name="Visited_20_Internet_20_Link"><text:span text:style-name="Strong_20_Emphasis">Pokemon API</text:span></text:a></text:p>
      <text:p text:style-name="P5"><text:line-break/>Resources: Jest Cheat Sheet</text:p>
      <text:p text:style-name="Text_20_body">Moving forward, you should use the <text:a xlink:type="simple" xlink:href="https://github.com/sapegin/jest-cheat-sheet" office:target-frame-name="_blank" xlink:show="new" text:style-name="Internet_20_link" text:visited-style-name="Visited_20_Internet_20_Link">Jest Cheat Sheet</text:a> to help you along as you write tests if you are coding along in the videos. It will also come in handy at the end of this course where you will have to write tests for our robofriends app. </text:p>
      <text:p text:style-name="P4">Resources: Enzyme</text:p>
      <text:p text:style-name="Text_20_body">To learn more about the 3 techniques used in Enzyme for testing: shallow, mount, render, have a look at <text:a xlink:type="simple" xlink:href="http://airbnb.io/enzyme/docs/api/" office:target-frame-name="_blank" xlink:show="new" text:style-name="Internet_20_link" text:visited-style-name="Visited_20_Internet_20_Link">their api documentation</text:a> to see what kind of methods you can use to test your components. We will be using some of them in the later parts of this section.</text:p>
      <text:p text:style-name="P1">Quick Note: Empty Snapshots</text:p>
      <text:p text:style-name="Text_20_body">HEADS UP! Depending on your version of Jest, in the next video, you may find that your snapshots aren't created properly (empty). This is a known issue with Jest and may require you to do the following: <text:a xlink:type="simple" xlink:href="https://backbencher.dev/blog/empty-shallowwrapper-snapshot-jest-enzyme" office:target-frame-name="_blank" xlink:show="new" text:style-name="Internet_20_link" text:visited-style-name="Visited_20_Internet_20_Link">https://backbencher.dev/blog/empty-shallowwrapper-snapshot-jest-enzyme</text:a>. I have included the code change mentioned in the article in this <text:a xlink:type="simple" xlink:href="https://github.com/aneagoie/robofriends-testing" office:target-frame-name="_blank" xlink:show="new" text:style-name="Internet_20_link" text:visited-style-name="Visited_20_Internet_20_Link">git repo</text:a> to show you how to do this if you encounter the issue.<text:line-break/><text:line-break/>You'll learn all about Snapshot testing next!</text:p>
      <text:p text:style-name="P24">Note: What Test is Best?</text:p>
      <text:p text:style-name="Text_20_body">As always, you should always consider asking why and challenging common assumptions and make the decisions that make sense for a specific project. Here is an excellent article that argues an uncommon opinion when it comes to testing, with valid points: <text:a xlink:type="simple" xlink:href="https://blog.usejournal.com/lean-testing-or-why-unit-tests-are-worse-than-you-think-b6500139a009" office:target-frame-name="_blank" xlink:show="new" text:style-name="Internet_20_link" text:visited-style-name="Visited_20_Internet_20_Link">https://blog.usejournal.com/lean-testing-or-why-unit-tests-are-worse-than-you-think-b6500139a009</text:a></text:p>
      <text:p text:style-name="Text_20_body"/>
      <text:p text:style-name="Text_20_body"/>
      <text:p text:style-name="P6">SECTION 7</text:p>
      <text:p text:style-name="P6">Resources: Installing Node.js</text:p>
      <text:p text:style-name="Text_20_body"><text:span text:style-name="Strong_20_Emphasis"><text:span text:style-name="Emphasis">IMPORTANT: In this course, we need to be using Node version 8.9.1 or higher, and NPM</text:span></text:span><text:span text:style-name="Emphasis"> </text:span><text:span text:style-name="Strong_20_Emphasis"><text:span text:style-name="Emphasis">version 5.5.1 or higher!!!!</text:span></text:span> If you are having issues installing NPM and Node.js use the below resources to guide you:</text:p>
      <text:p text:style-name="Text_20_body"><text:a xlink:type="simple" xlink:href="https://www.npmjs.com/get-npm" office:target-frame-name="_blank" xlink:show="new" text:style-name="Internet_20_link" text:visited-style-name="Visited_20_Internet_20_Link">Installing NPM instructions</text:a> <text:a xlink:type="simple" xlink:href="https://nodejs.org/en/download/" office:target-frame-name="_blank" xlink:show="new" text:style-name="Internet_20_link" text:visited-style-name="Visited_20_Internet_20_Link">Node.js install website</text:a> </text:p>
      <text:p text:style-name="Text_20_body">To check if you have Node.js installed, run this command in your terminal:</text:p>
      <text:p text:style-name="P16">node -v</text:p>
      <text:p text:style-name="Text_20_body">To confirm that you have npm installed you can run this command in your terminal:</text:p>
      <text:p text:style-name="P16">npm -v</text:p>
      <text:p text:style-name="Text_20_body">If you get the versions number back, everything is working!</text:p>
      <text:p text:style-name="Text_20_body">While using npm or node commands, if you ever get permission issue, you may need to run the commands with "sudo" in front of each command. For more details, <text:a xlink:type="simple" xlink:href="https://docs.npmjs.com/getting-started/fixing-npm-permissions" office:target-frame-name="_blank" xlink:show="new" text:style-name="Internet_20_link" text:visited-style-name="Visited_20_Internet_20_Link">review this</text:a>. And for windows: you may have to <text:a xlink:type="simple" xlink:href="https://stackoverflow.com/questions/9652720/how-to-run-sudo-command-in-windows" office:target-frame-name="_blank" xlink:show="new" text:style-name="Internet_20_link" text:visited-style-name="Visited_20_Internet_20_Link">use another command</text:a></text:p>
      <text:p text:style-name="Text_20_body"><text:span text:style-name="Strong_20_Emphasis">Optional: </text:span>You can use a tool like nvm to be able to install multiple versions of node and change between them for each project. This is advanced so delve into it at your own risk: <text:a xlink:type="simple" xlink:href="https://www.sitepoint.com/quick-tip-multiple-versions-node-nvm/" office:target-frame-name="_blank" xlink:show="new" text:style-name="Internet_20_link" text:visited-style-name="Visited_20_Internet_20_Link">NVM Tutorial</text:a></text:p>
      <text:p text:style-name="Text_20_body"><text:span text:style-name="Strong_20_Emphasis">For Windows users:<text:line-break/></text:span><text:line-break/><text:span text:style-name="Strong_20_Emphasis">Wolfgang</text:span>, one of our fellow students ( and master of answering questions in this community) <text:span text:style-name="Strong_20_Emphasis">created a set of videos for Windows users</text:span> that you can watch in order to make sure everything that I do on my Mac, also works on Windows. Scroll down to the very last section of the course titled: <text:span text:style-name="Strong_20_Emphasis">For Windows Users</text:span>, and check out the <text:span text:style-name="Strong_20_Emphasis">Introduction</text:span> video and the <text:span text:style-name="Strong_20_Emphasis">Installing Node.js for Windows </text:span>video!</text:p>
      <text:p text:style-name="P6"/>
      <text:p text:style-name="P6"/>
      <text:p text:style-name="P6"><text:soft-page-break/>Resources: Installing TypeScript Compiler</text:p>
      <text:p text:style-name="Text_20_body">To install <text:a xlink:type="simple" xlink:href="https://www.npmjs.com/package/typescript" office:target-frame-name="_blank" xlink:show="new" text:style-name="Internet_20_link" text:visited-style-name="Visited_20_Internet_20_Link">TypeScript</text:a> please use the previous video and install it through the command line. If you have issues running the tsc command, have a look below:</text:p>
      <text:p text:style-name="Text_20_body"><text:a xlink:type="simple" xlink:href="https://stackoverflow.com/questions/39404922/tsc-command-not-found-in-compiling-typescript" office:target-frame-name="_blank" xlink:show="new" text:style-name="Internet_20_link" text:visited-style-name="Visited_20_Internet_20_Link">https://stackoverflow.com/questions/39404922/tsc-command-not-found-in-compiling-typescript</text:a></text:p>
      <text:p text:style-name="P6"/>
      <text:p text:style-name="P6">Resources: TypeScript In Your Editor</text:p>
      <text:p text:style-name="Text_20_body">Have a look <text:a xlink:type="simple" xlink:href="https://github.com/Microsoft/TypeScript/wiki/TypeScript-Editor-Support" office:target-frame-name="_blank" xlink:show="new" text:style-name="Internet_20_link" text:visited-style-name="Visited_20_Internet_20_Link">at this resource</text:a> to get TypeScript set up with your favourite resource. Once completed, see you in the next video!</text:p>
      <text:p text:style-name="P6"/>
      <text:p text:style-name="P6">Resources: TypeScript Types</text:p>
      <text:p text:style-name="Text_20_body">In the previous video and the next few videos I will be writing new TypeScript types for you. As a reference, you can use the attached resources to have a nice cheat sheet of the types we have covered.</text:p>
      <text:p text:style-name="Text_20_body">Resources for this lecture</text:p>
      <text:list xml:id="list845451000" text:style-name="L4">
        <text:list-item>
          <text:p text:style-name="P32"><text:a xlink:type="simple" xlink:href="javascript:void(0)" text:style-name="Internet_20_link" text:visited-style-name="Visited_20_Internet_20_Link">TypeScript.ts</text:a></text:p>
        </text:list-item>
      </text:list>
      <text:p text:style-name="P6"><text:line-break/>Resources: Type Vs Interface</text:p>
      <text:p text:style-name="Text_20_body">To learn more about the difference between <text:span text:style-name="Source_20_Text">type</text:span>  and <text:span text:style-name="Source_20_Text">interface</text:span> :<text:line-break/><text:line-break/><text:a xlink:type="simple" xlink:href="https://medium.com/@martin_hotell/interface-vs-type-alias-in-typescript-2-7-2a8f1777af4c" office:target-frame-name="_blank" xlink:show="new" text:style-name="Internet_20_link" text:visited-style-name="Visited_20_Internet_20_Link">https://medium.com/@martin_hotell/interface-vs-type-alias-in-typescript-2-7-2a8f1777af4c</text:a><text:line-break/><text:line-break/><text:a xlink:type="simple" xlink:href="https://stackoverflow.com/questions/37233735/typescript-interfaces-vs-types" office:target-frame-name="_blank" xlink:show="new" text:style-name="Internet_20_link" text:visited-style-name="Visited_20_Internet_20_Link">https://stackoverflow.com/questions/37233735/typescript-interfaces-vs-types</text:a></text:p>
      <text:p text:style-name="P14"><text:span text:style-name="T3"><text:line-break/></text:span><text:span text:style-name="T2">Resources: Type Assertion</text:span></text:p>
      <text:p text:style-name="Text_20_body">Type Assertion is another complex topic. If you want to learn more about it, I recommend you read this:<text:line-break/><text:line-break/><text:a xlink:type="simple" xlink:href="https://basarat.gitbook.io/typescript/type-system/type-assertion" office:target-frame-name="_blank" xlink:show="new" text:style-name="Internet_20_link" text:visited-style-name="Visited_20_Internet_20_Link">https://basarat.gitbook.io/typescript/type-system/type-assertion</text:a></text:p>
      <text:p text:style-name="P6"/>
      <text:p text:style-name="P20">SECTION 8</text:p>
      <text:p text:style-name="P7">Understand JavaScript SEO</text:p>
      <text:p text:style-name="Text_20_body">A big argument for SSR is the SEO. But how does google bot crawl your website? This is a great resource to learn about the process here: <text:a xlink:type="simple" xlink:href="https://developers.google.com/search/docs/guides/javascript-seo-basics" office:target-frame-name="_blank" xlink:show="new" text:style-name="Internet_20_link" text:visited-style-name="Visited_20_Internet_20_Link">https://developers.google.com/search/docs/guides/javascript-seo-basics</text:a></text:p>
      <text:p text:style-name="P7"/>
      <text:p text:style-name="P8">SECTION 9</text:p>
      <text:p text:style-name="P8">Exercise: #1 - Injections</text:p>
      <text:p text:style-name="Text_20_body">To try your own SQL Injection, here is a great exercise you can do to see its power. You may need to login to perform the exercise, but it should be completely free for you to do this. The exercise can be found at this link:<text:line-break/><text:line-break/><text:a xlink:type="simple" xlink:href="https://www.hacksplaining.com/exercises/sql-injection" office:target-frame-name="_blank" xlink:show="new" text:style-name="Internet_20_link" text:visited-style-name="Visited_20_Internet_20_Link">SQL Injection</text:a></text:p>
      <text:p text:style-name="P8">Note: NPM v6</text:p>
      <text:p text:style-name="Text_20_body">If you have NPM version 6 or higher, npm has finally added security as a built-in feature when downloading packages (yey!). You will get notified of security vulnerabilities in the packages you install now. For more information, please read this: <text:a xlink:type="simple" xlink:href="https://medium.com/npm-inc/announcing-npm-6-5d0b1799a905" office:target-frame-name="_blank" xlink:show="new" text:style-name="Internet_20_link" text:visited-style-name="Visited_20_Internet_20_Link">https://medium.com/npm-inc/announcing-npm-6-5d0b1799a905<text:line-break/><text:line-break/>I</text:a>n regards to the <text:span text:style-name="Emphasis">nsp</text:span> tool, please have a read here for the update: <text:a xlink:type="simple" xlink:href="https://blog.npmjs.org/post/175511531085/the-node-security-platform-service-is-shutting" office:target-frame-name="_blank" xlink:show="new" text:style-name="Internet_20_link" text:visited-style-name="Visited_20_Internet_20_Link">https://blog.npmjs.org/post/175511531085/the-node-security-platform-service-is-shutting</text:a>. Now you can just simply use <text:span text:style-name="Source_20_Text">npm audit fix</text:span> command. You actually saw me use the command in the <text:span text:style-name="Strong_20_Emphasis">CWD: Keeping Your Projects Up To Date</text:span> lecture already so you can review that one more time if you would like to see it in action!</text:p>
      <text:p text:style-name="P8">Exercise: #3 - XSS + CSRF</text:p>
      <text:p text:style-name="Text_20_body">It's time to try your hand at doing some bad things... but luckily in a safe playground. Try the below two exercises to get a better idea of how XSS and CSRF are used by malicious hackers:<text:line-break/><text:line-break/>1. <text:a xlink:type="simple" xlink:href="https://www.hacksplaining.com/exercises/xss-stored" office:target-frame-name="_blank" xlink:show="new" text:style-name="Internet_20_link" text:visited-style-name="Visited_20_Internet_20_Link">XSS</text:a></text:p>
      <text:p text:style-name="Text_20_body">2. <text:a xlink:type="simple" xlink:href="https://www.hacksplaining.com/exercises/csrf" office:target-frame-name="_blank" xlink:show="new" text:style-name="Internet_20_link" text:visited-style-name="Visited_20_Internet_20_Link">CSRF</text:a></text:p>
      <text:p text:style-name="P8"><text:soft-page-break/>Resources: XSS + CSRF</text:p>
      <text:p text:style-name="Text_20_body">To learn a little bit more about some topics covered in the previous video, here are my recommended resources:<text:line-break/><text:line-break/><text:a xlink:type="simple" xlink:href="https://developer.mozilla.org/en-US/docs/Web/HTTP/CSP" office:target-frame-name="_blank" xlink:show="new" text:style-name="Internet_20_link" text:visited-style-name="Visited_20_Internet_20_Link">Content Security Policy</text:a><text:line-break/><text:line-break/><text:a xlink:type="simple" xlink:href="https://developer.mozilla.org/en-US/docs/Web/HTTP/Cookies" office:target-frame-name="_blank" xlink:show="new" text:style-name="Internet_20_link" text:visited-style-name="Visited_20_Internet_20_Link">Cookies with HTTPOnly and Secure headers</text:a><text:line-break/><text:line-break/><text:a xlink:type="simple" xlink:href="https://hackernoon.com/cross-site-scripting-for-dummies-be30f76fad09" office:target-frame-name="_blank" xlink:show="new" text:style-name="Internet_20_link" text:visited-style-name="Visited_20_Internet_20_Link">A fun little article with more information</text:a></text:p>
      <text:p text:style-name="P8"/>
      <text:p text:style-name="P8">Resources: Secure Headers</text:p>
      <text:p text:style-name="Text_20_body">For more information on the previous video, I recommend these resources:<text:line-break/><text:line-break/>1. If you are new to HTTP: <text:a xlink:type="simple" xlink:href="https://code.tutsplus.com/tutorials/http-the-protocol-every-web-developer-must-know-part-1--net-31177" office:target-frame-name="_blank" xlink:show="new" text:style-name="Internet_20_link" text:visited-style-name="Visited_20_Internet_20_Link">https://code.tutsplus.com/tutorials/http-the-protocol-every-web-developer-must-know-part-1--net-31177</text:a><text:line-break/>2. To learn a little bit more about HTTP Headers: <text:a xlink:type="simple" xlink:href="https://developer.mozilla.org/en-US/docs/Web/HTTP/Headers" office:target-frame-name="_blank" xlink:show="new" text:style-name="Internet_20_link" text:visited-style-name="Visited_20_Internet_20_Link">https://developer.mozilla.org/en-US/docs/Web/HTTP/Headers</text:a><text:line-break/>3. HTTP Header Fields: <text:a xlink:type="simple" xlink:href="https://www.tutorialspoint.com/http/http_header_fields.htm" office:target-frame-name="_blank" xlink:show="new" text:style-name="Internet_20_link" text:visited-style-name="Visited_20_Internet_20_Link">https://www.tutorialspoint.com/http/http_header_fields.htm</text:a><text:line-break/>4. Helmet package documentation: <text:a xlink:type="simple" xlink:href="https://github.com/helmetjs/helmet" office:target-frame-name="_blank" xlink:show="new" text:style-name="Internet_20_link" text:visited-style-name="Visited_20_Internet_20_Link">https://github.com/helmetjs/helmet</text:a></text:p>
      <text:p text:style-name="P8"><text:line-break/>Resources: Storing Passwords</text:p>
      <text:p text:style-name="Text_20_body">At my old company, I wrote a blog post for them about storing user passwords safely and avoiding security threats. You can read about the best practices and what to do by <text:a xlink:type="simple" xlink:href="https://rangle.io/blog/how-to-store-user-passwords-and-overcome-security-threats-in-2017/" office:target-frame-name="_blank" xlink:show="new" text:style-name="Internet_20_link" text:visited-style-name="Visited_20_Internet_20_Link">reading it here</text:a>.  <text:span text:style-name="Emphasis">(Even though it was written in 2017, it still applies to the current year)</text:span></text:p>
      <text:p text:style-name="P8"><text:line-break/>Exercise: #4 - Optional Hacking</text:p>
      <text:p text:style-name="Text_20_body">If this topic is interesting to you and you want to learn more about how hackers attack systems, I recommend you go through the free lessons and exercises provided here. It is a lot of fun!<text:line-break/><text:line-break/><text:line-break/><text:a xlink:type="simple" xlink:href="https://www.hacksplaining.com/lessons" office:target-frame-name="_blank" xlink:show="new" text:style-name="Internet_20_link" text:visited-style-name="Visited_20_Internet_20_Link">https://www.hacksplaining.com/lessons</text:a></text:p>
      <text:p text:style-name="P8"/>
      <text:p text:style-name="P21">Resources: Personal Security</text:p>
      <text:p text:style-name="Text_20_body">Being secure in your day to day internet life is also important. I recommend this excellent resource for you to cover the basics: <text:a xlink:type="simple" xlink:href="https://watchyourhack.com/" office:target-frame-name="_blank" xlink:show="new" text:style-name="Internet_20_link" text:visited-style-name="Visited_20_Internet_20_Link">https://watchyourhack.com</text:a></text:p>
      <text:p text:style-name="P8"/>
      <text:p text:style-name="P8"/>
      <text:p text:style-name="P9">SECTION 11</text:p>
      <text:p text:style-name="P9">Resources: Installing Docker</text:p>
      <text:p text:style-name="Text_20_body">To install Docker onto your computer:<text:line-break/><text:a xlink:type="simple" xlink:href="https://docs.docker.com/docker-for-mac/install/" office:target-frame-name="_blank" xlink:show="new" text:style-name="Internet_20_link" text:visited-style-name="Visited_20_Internet_20_Link">For Mac</text:a><text:line-break/><text:a xlink:type="simple" xlink:href="https://docs.docker.com/docker-for-windows/install/" office:target-frame-name="_blank" xlink:show="new" text:style-name="Internet_20_link" text:visited-style-name="Visited_20_Internet_20_Link">For Windows</text:a><text:line-break/><text:a xlink:type="simple" xlink:href="https://docs.docker.com/install/linux/docker-ce/ubuntu/" office:target-frame-name="_blank" xlink:show="new" text:style-name="Internet_20_link" text:visited-style-name="Visited_20_Internet_20_Link">For Linux</text:a><text:line-break/><text:line-break/>If you encounter any errors, you may want to check out <text:a xlink:type="simple" xlink:href="https://docs.docker.com/toolbox/faqs/troubleshoot/" office:target-frame-name="_blank" xlink:show="new" text:style-name="Internet_20_link" text:visited-style-name="Visited_20_Internet_20_Link">this troubleshooting guide</text:a> or reach out to our community on Discord!</text:p>
      <text:p text:style-name="P15"><text:span text:style-name="T4"><text:line-break/>Resources: Dockerfile<text:line-break/></text:span>To learn more about <text:span text:style-name="Source_20_Text">bin/bash</text:span>  discussed in the previous video, have a look <text:a xlink:type="simple" xlink:href="https://unix.stackexchange.com/questions/398543/what-are-the-contents-of-bin-bash-and-what-do-i-do-if-i-accidentally-overwrote" office:target-frame-name="_blank" xlink:show="new" text:style-name="Internet_20_link" text:visited-style-name="Visited_20_Internet_20_Link">at this resource</text:a>.<text:span text:style-name="T4"><text:line-break/><text:line-break/>Exercise: #1 - Your First Docker Container</text:span></text:p>
      <text:p text:style-name="Text_20_body">It's time to build your first Docker Container like I did in my previous video. See if you can set it up on your machine using this <text:a xlink:type="simple" xlink:href="https://github.com/aneagoie/smart-brain-api" office:target-frame-name="_blank" xlink:show="new" text:style-name="Internet_20_link" text:visited-style-name="Visited_20_Internet_20_Link">Smart Brain API repo</text:a>. <text:line-break/><text:line-break/>Ps, you can learn more about Dockerfile commands by using this resource: <text:a xlink:type="simple" xlink:href="https://docs.docker.com/engine/reference/builder/#usage" office:target-frame-name="_blank" xlink:show="new" text:style-name="Internet_20_link" text:visited-style-name="Visited_20_Internet_20_Link">https://docs.docker.com/engine/reference/builder/#usage</text:a></text:p>
      <text:p text:style-name="P9">Resources: Docker Compose Commands</text:p>
      <text:p text:style-name="Text_20_body">You can find out more about the 3 commands we just learned here:<text:line-break/><text:line-break/><text:a xlink:type="simple" xlink:href="https://docs.docker.com/compose/reference/build/" office:target-frame-name="_blank" xlink:show="new" text:style-name="Internet_20_link" text:visited-style-name="Visited_20_Internet_20_Link">docker-compose build</text:a><text:line-break/><text:a xlink:type="simple" xlink:href="https://docs.docker.com/compose/reference/run/" office:target-frame-name="_blank" xlink:show="new" text:style-name="Internet_20_link" text:visited-style-name="Visited_20_Internet_20_Link">docker-compose run</text:a><text:line-break/><text:a xlink:type="simple" xlink:href="https://docs.docker.com/compose/reference/up/" office:target-frame-name="_blank" xlink:show="new" text:style-name="Internet_20_link" text:visited-style-name="Visited_20_Internet_20_Link">docker-compose up</text:a></text:p>
      <text:p text:style-name="P9"><text:soft-page-break/>Resources: Docker Volumes</text:p>
      <text:p text:style-name="Text_20_body">To learn more about Volumes in Docker:<text:line-break/><text:line-break/><text:a xlink:type="simple" xlink:href="https://stackoverflow.com/questions/34809646/what-is-the-purpose-of-volume-in-dockerfile" office:target-frame-name="_blank" xlink:show="new" text:style-name="Internet_20_link" text:visited-style-name="Visited_20_Internet_20_Link">https://stackoverflow.com/questions/34809646/what-is-the-purpose-of-volume-in-dockerfile</text:a><text:line-break/><text:line-break/><text:a xlink:type="simple" xlink:href="https://www.linux.com/learn/docker-volumes-and-networks-compose" office:target-frame-name="_blank" xlink:show="new" text:style-name="Internet_20_link" text:visited-style-name="Visited_20_Internet_20_Link">https://www.linux.com/learn/docker-volumes-and-networks-compose</text:a></text:p>
      <text:p text:style-name="P9"><text:line-break/>Docker</text:p>
      <text:p text:style-name="Text_20_body">That was a tough video! Lots of material covered, but keep in mind that when it comes to configuration files like yml files, there is nothing better than the online documentation to get yourself familiar with them. Although it may look daunting, most developers just check out and read the documentation when they have a problem to solve. For example, here are the resources I recommend you read up on based on the previous video:<text:line-break/><text:line-break/>1. How we set up the database with username and password: (see the environment variables section) <text:a xlink:type="simple" xlink:href="https://hub.docker.com/_/postgres/" office:target-frame-name="_blank" xlink:show="new" text:style-name="Internet_20_link" text:visited-style-name="Visited_20_Internet_20_Link">https://hub.docker.com/_/postgres/</text:a><text:line-break/><text:line-break/>2. <text:span text:style-name="Source_20_Text">psql </text:span> command: <text:a xlink:type="simple" xlink:href="https://www.postgresql.org/docs/9.2/static/app-psql.html" office:target-frame-name="_blank" xlink:show="new" text:style-name="Internet_20_link" text:visited-style-name="Visited_20_Internet_20_Link">https://www.postgresql.org/docs/9.2/static/app-psql.html</text:a><text:line-break/><text:line-break/>3. Finally, if you haven't done so already, see if you can install PostgreSQL on your machine and use a GUI like I do in the video to make sure your docker-compose file is working: <text:line-break/></text:p>
      <text:p text:style-name="Text_20_body">To install PostgreSQL on your computer, follow the below steps: </text:p>
      <text:p text:style-name="Text_20_body"><text:span text:style-name="Strong_20_Emphasis">Mac: </text:span>Follow my previous video for instructions. You will need <text:a xlink:type="simple" xlink:href="https://brew.sh/" office:target-frame-name="_blank" xlink:show="new" text:style-name="Internet_20_link" text:visited-style-name="Visited_20_Internet_20_Link">homebrew</text:a> for the easiest way to set up. keep in mind you may have to run with the 'sudo' command.  Or you can follow <text:a xlink:type="simple" xlink:href="https://www.codementor.io/engineerapart/getting-started-with-postgresql-on-mac-osx-are8jcopb" office:target-frame-name="_blank" xlink:show="new" text:style-name="Internet_20_link" text:visited-style-name="Visited_20_Internet_20_Link">this tutorial</text:a>.</text:p>
      <text:p text:style-name="Text_20_body"><text:a xlink:type="simple" xlink:href="http://www.psequel.com/" office:target-frame-name="_blank" xlink:show="new" text:style-name="Internet_20_link" text:visited-style-name="Visited_20_Internet_20_Link">PSequel GUI</text:a> </text:p>
      <text:p text:style-name="Text_20_body"><text:span text:style-name="Strong_20_Emphasis">Windows: </text:span>Follow <text:a xlink:type="simple" xlink:href="http://www.postgresqltutorial.com/install-postgresql/" office:target-frame-name="_blank" xlink:show="new" text:style-name="Internet_20_link" text:visited-style-name="Visited_20_Internet_20_Link">this tutorial</text:a></text:p>
      <text:p text:style-name="Text_20_body"><text:span text:style-name="Strong_20_Emphasis">Linux: Thanks to fellow student Dimitris for this great guide:</text:span></text:p>
      <text:p text:style-name="Text_20_body">For any of the Linux users following the course and interested in installing PostgreSQL along with a GUI (eg. pgAdmin), <text:a xlink:type="simple" xlink:href="https://www.postgresql.org/download/" office:target-frame-name="_blank" xlink:show="new" text:style-name="Internet_20_link" text:visited-style-name="Visited_20_Internet_20_Link">their website has wonderful instructions</text:a>, and so does their wiki (for example, <text:a xlink:type="simple" xlink:href="https://wiki.postgresql.org/wiki/Apt" office:target-frame-name="_blank" xlink:show="new" text:style-name="Internet_20_link" text:visited-style-name="Visited_20_Internet_20_Link">this link is for Debian and Ubuntu based distros</text:a>).  </text:p>
      <text:p text:style-name="Text_20_body">Also, one way to issue the commands you typed in the video to start, stop, restart PostgreSQL in Linux is: </text:p>
      <text:p text:style-name="P16"><text:soft-page-break/>sudo systemctl start postgresql <text:s text:c="4"/># starts the serversudo systemctl stop postgresql <text:s text:c="5"/># stops itsudo systemctl restart postgresql <text:s text:c="2"/># restart itsudo systemctl status postgresql <text:s text:c="3"/># check the server's status</text:p>
      <text:p text:style-name="Text_20_body">The "<text:span text:style-name="Source_20_Text">createdb test</text:span> " command and the "<text:span text:style-name="Source_20_Text">psql 'test'</text:span> " command are the same (at least for Debian/Ubuntu systems) from what I saw. </text:p>
      <text:p text:style-name="Text_20_body">When it's first installed, PostgreSQL just has the 'postgres' user, and the way to initially enter PostgreSQL is by typing  <text:span text:style-name="Source_20_Text">sudo su - postgres</text:span> , and then <text:span text:style-name="Source_20_Text">psql</text:span> .  After Andrei creates the 'test' database, we can create a user with the same name as our current logged in user, to be a database administrator. This way we can just type in <text:span text:style-name="Source_20_Text">psql 'test'</text:span>  from the command line and enter the database without the need of logging in as the 'postgres' user, just like Andrei does in the lecture. This can be done with <text:span text:style-name="Source_20_Text">CREATE USER your-user-name-here WITH SUPERUSER;</text:span> , and we can verify that he was created with <text:span text:style-name="Source_20_Text">\du</text:span> . Now we can exit by typing <text:span text:style-name="Source_20_Text">\q</text:span>  and then <text:span text:style-name="Source_20_Text">exit</text:span> , and enter our database just like Andrei does, with <text:span text:style-name="Source_20_Text">psql 'test'</text:span> . </text:p>
      <text:p text:style-name="Text_20_body">Lastly, with pgAdmin4 we need to create a connection with the server the first time we use it, and this is done by right-clicking 'Servers' on the left pane, and choosing 'Create' &gt; 'Server'. We give our server a name, and in the 'Connection' tab we type in 'localhost' as the host, just like Andrei shows in the lecture, and press 'Save'. </text:p>
      <text:p text:style-name="P9">Resources: init.db File</text:p>
      <text:p text:style-name="Text_20_body">If you would like to learn more about creating tables in SQL, you can read up <text:a xlink:type="simple" xlink:href="http://joshualande.com/create-tables-sql" office:target-frame-name="_blank" xlink:show="new" text:style-name="Internet_20_link" text:visited-style-name="Visited_20_Internet_20_Link">this excellent post</text:a>.</text:p>
      <text:p text:style-name="Text_20_body">You can learn more about the<text:span text:style-name="Source_20_Text"> /docker-entrypoint-initdb.d </text:span> which we used in the previous video in the official <text:a xlink:type="simple" xlink:href="https://hub.docker.com/_/postgres/" office:target-frame-name="_blank" xlink:show="new" text:style-name="Internet_20_link" text:visited-style-name="Visited_20_Internet_20_Link">library/postgres image documentation here.</text:a></text:p>
      <text:p text:style-name="P9">Update: Docker Networks</text:p>
      <text:p text:style-name="Text_20_body">Docker is constantly evolving. One of the features that has changed is the <text:span text:style-name="Source_20_Text">links</text:span> property you have seen in previous videos while writing our docker compose file. Links have been replaced by networks. Docker describes them as a <text:a xlink:type="simple" xlink:href="https://docs.docker.com/engine/userguide/networking/default_network/dockerlinks/" office:target-frame-name="_blank" xlink:show="new" text:style-name="Internet_20_link" text:visited-style-name="Visited_20_Internet_20_Link">legacy feature that you should avoid using.</text:a> You can safely remove the link and the two containers will be able to refer to each other by their service name (or container_name). <text:span text:style-name="Strong_20_Emphasis">So in our case all you would need to do is remove the below lines from your Docker Compose file and everything should still work fine</text:span>:</text:p>
      <text:p text:style-name="P16"><text:s text:c="4"/>links: <text:s text:c="5"/>- postgres <text:s text:c="5"/>- redis</text:p>
      <text:p text:style-name="Text_20_body"/>
      <text:p text:style-name="Text_20_body">By default Compose sets up a single <text:a xlink:type="simple" xlink:href="https://docs.docker.com/engine/reference/commandline/network_create/" office:target-frame-name="_blank" xlink:show="new" text:style-name="Internet_20_link" text:visited-style-name="Visited_20_Internet_20_Link">network</text:a> for your app. Each container for a service joins the default network and is both <text:span text:style-name="Emphasis">reachable</text:span>by other containers on that network, and <text:span text:style-name="Emphasis">discoverable</text:span> by them at a hostname identical to the container name. If you want a custom network, you can use the <text:span text:style-name="Source_20_Text">networks property</text:span>.<text:line-break/><text:soft-page-break/>If you want to read more about this, you can check out the <text:a xlink:type="simple" xlink:href="https://docs.docker.com/compose/networking/" office:target-frame-name="_blank" xlink:show="new" text:style-name="Internet_20_link" text:visited-style-name="Visited_20_Internet_20_Link">official documentation here</text:a>, or read <text:a xlink:type="simple" xlink:href="https://stackoverflow.com/questions/41294305/docker-compose-difference-between-network-and-link" office:target-frame-name="_blank" xlink:show="new" text:style-name="Internet_20_link" text:visited-style-name="Visited_20_Internet_20_Link">this stackoverflow answer</text:a>.<text:line-break/><text:line-break/>Don't get too confused by this though. This gets into some really advanced networking that is very specialized. The big takeaway is that you no longer need the links property.</text:p>
      <text:p text:style-name="P9"/>
      <text:p text:style-name="P10">SECTION 12</text:p>
      <text:p text:style-name="P10">Resources: Installing Redis</text:p>
      <text:p text:style-name="Text_20_body">Go ahead and install Redis onto your computer so you can follow along in the upcoming videos. Use <text:a xlink:type="simple" xlink:href="https://redis.io/topics/quickstart" office:target-frame-name="_blank" xlink:show="new" text:style-name="Internet_20_link" text:visited-style-name="Visited_20_Internet_20_Link">this link</text:a> to get you instructions on installing Redis. If you don't want to install Redis on your machine, you can also use <text:a xlink:type="simple" xlink:href="https://try.redis.io/" office:target-frame-name="_blank" xlink:show="new" text:style-name="Internet_20_link" text:visited-style-name="Visited_20_Internet_20_Link">https://try.redis.io/</text:a> to follow along with the next videos online.<text:line-break/><text:line-break/>If you encounter any errors, <text:line-break/><text:line-break/><text:a xlink:type="simple" xlink:href="https://stackoverflow.com/questions/37103054/redis-installation-fails-when-running-make-command" office:target-frame-name="_blank" xlink:show="new" text:style-name="Internet_20_link" text:visited-style-name="Visited_20_Internet_20_Link">https://stackoverflow.com/questions/37103054/redis-installation-fails-when-running-make-command</text:a><text:line-break/><text:line-break/><text:a xlink:type="simple" xlink:href="https://stackoverflow.com/questions/8131008/issue-with-redis-install" office:target-frame-name="_blank" xlink:show="new" text:style-name="Internet_20_link" text:visited-style-name="Visited_20_Internet_20_Link">https://stackoverflow.com/questions/8131008/issue-with-redis-insta</text:a></text:p>
      <text:p text:style-name="P10"/>
      <text:p text:style-name="P11">SECTION 13</text:p>
      <text:p text:style-name="P11">Resources: Cookies vs Tokens</text:p>
      <text:p text:style-name="Text_20_body">Cookie based authentication and token based authentication is a complex topic with a lot of opinions. It's always good to learn both sides and understand the pros and cons. I will leave these resources for you to explore, but keep in mind that it is better to come back to these after you have completed this section so you have a better understanding of how everything works. <text:line-break/><text:line-break/>1. <text:a xlink:type="simple" xlink:href="https://dzone.com/articles/cookies-vs-tokens-the-definitive-guide" office:target-frame-name="_blank" xlink:show="new" text:style-name="Internet_20_link" text:visited-style-name="Visited_20_Internet_20_Link">https://dzone.com/articles/cookies-vs-tokens-the-definitive-guide</text:a><text:line-break/><text:line-break/>2. <text:a xlink:type="simple" xlink:href="https://stackoverflow.com/questions/17000835/token-authentication-vs-cookies" office:target-frame-name="_blank" xlink:show="new" text:style-name="Internet_20_link" text:visited-style-name="Visited_20_Internet_20_Link">https://stackoverflow.com/questions/17000835/token-authentication-vs-cookies</text:a><text:line-break/><text:line-break/>3. <text:a xlink:type="simple" xlink:href="https://scotch.io/bar-talk/why-jwts-suck-as-session-tokens" office:target-frame-name="_blank" xlink:show="new" text:style-name="Internet_20_link" text:visited-style-name="Visited_20_Internet_20_Link">https://scotch.io/bar-talk/why-jwts-suck-as-session-tokens</text:a></text:p>
      <text:p text:style-name="P11"/>
      <text:p text:style-name="P11"><text:soft-page-break/>Exercise: #1 - JWT</text:p>
      <text:p text:style-name="Text_20_body">Visit the <text:a xlink:type="simple" xlink:href="https://jwt.io/" office:target-frame-name="_blank" xlink:show="new" text:style-name="Internet_20_link" text:visited-style-name="Visited_20_Internet_20_Link">jwt.io</text:a> website and play around with their JWT interactive page to better understand how everything works before moving on to the next video.</text:p>
      <text:p text:style-name="P11"/>
      <text:p text:style-name="P11">Exercise: #2 - Code Along</text:p>
      <text:p text:style-name="Text_20_body">Over the rest of the section, we are going to be building a pretty big feature of our SmartBrain App. The best thing you can do in this case is to code along with me and have your own version of the SmartBrain App on your computer. You should have your backend Dockerized by now, but if you have yet to do so, I recommend you check out <text:span text:style-name="Strong_20_Emphasis">Code Analysis</text:span> section and the <text:span text:style-name="Strong_20_Emphasis">Docker</text:span> section of this course. You can also find the <text:a xlink:type="simple" xlink:href="https://github.com/aneagoie/smart-brain-boost-api-dockerized" office:target-frame-name="_blank" xlink:show="new" text:style-name="Internet_20_link" text:visited-style-name="Visited_20_Internet_20_Link">github repository here</text:a> of the finalized docker backend, however, it is recommended that you have your own setup that works on your machine using <text:a xlink:type="simple" xlink:href="https://github.com/aneagoie/smart-brain-api" office:target-frame-name="_blank" xlink:show="new" text:style-name="Internet_20_link" text:visited-style-name="Visited_20_Internet_20_Link">this repository of the original smart-brain-api.</text:a> <text:line-break/><text:line-break/>Finally, you can grab along the front end files <text:a xlink:type="simple" xlink:href="https://github.com/aneagoie/smart-brain" office:target-frame-name="_blank" xlink:show="new" text:style-name="Internet_20_link" text:visited-style-name="Visited_20_Internet_20_Link">from here</text:a>. The first few videos will be covering the front end portion of the SmartBrain App. <text:line-break/><text:line-break/>At the end of the section, I will be providing you with the repositories containing the final project as well. <text:line-break/><text:line-break/>Have fun!</text:p>
      <text:p text:style-name="P11">Resources: Profile Icon</text:p>
      <text:p text:style-name="Text_20_body">Here are the two libraries we saw in the previous video: <text:line-break/><text:line-break/>1. <text:a xlink:type="simple" xlink:href="https://tachyons.io/components/" office:target-frame-name="_blank" xlink:show="new" text:style-name="Internet_20_link" text:visited-style-name="Visited_20_Internet_20_Link">Tachyons</text:a><text:line-break/><text:line-break/>2. <text:a xlink:type="simple" xlink:href="https://reactstrap.github.io/" office:target-frame-name="_blank" xlink:show="new" text:style-name="Internet_20_link" text:visited-style-name="Visited_20_Internet_20_Link">Reactstrap</text:a><text:line-break/><text:line-break/>Using component libraries in React is one of the great things about using component architecture like in React. We are able to build things really fast and use components already built by the community so that we can worry about the core logic of our applications (which is always more fun!).</text:p>
      <text:p text:style-name="P12"><text:line-break/></text:p>
      <text:p text:style-name="P22">Resources: setState() Callback</text:p>
      <text:p text:style-name="Text_20_body">There are many times you may want to use a callback function when using setState(). You can read up on the topic a little more in detail here:<text:line-break/><text:line-break/>1. <text:a xlink:type="simple" xlink:href="https://medium.com/@voonminghann/when-to-use-callback-function-of-setstate-in-react-37fff67e5a6c" office:target-frame-name="_blank" xlink:show="new" text:style-name="Internet_20_link" text:visited-style-name="Visited_20_Internet_20_Link">https://medium.com/@voonminghann/when-to-use-callback-function-of-setstate-in-react-37fff67e5a6c</text:a><text:line-break/><text:line-break/>2. <text:a xlink:type="simple" xlink:href="https://stackoverflow.com/questions/42038590/when-to-use-react-setstate-callback" office:target-frame-name="_blank" xlink:show="new" text:style-name="Internet_20_link" text:visited-style-name="Visited_20_Internet_20_Link">https://stackoverflow.com/questions/42038590/when-to-use-react-setstate-callback</text:a></text:p>
      <text:p text:style-name="P11"/>
      <text:p text:style-name="P11">Resources: HTML Entities</text:p>
      <text:p text:style-name="Text_20_body">To take a quick look at some HTML entities that you can use: <text:a xlink:type="simple" xlink:href="https://www.w3schools.com/charsets/ref_html_entities_4.asp" office:target-frame-name="_blank" xlink:show="new" text:style-name="Internet_20_link" text:visited-style-name="Visited_20_Internet_20_Link">https://www.w3schools.com/charsets/ref_html_entities_4.asp</text:a><text:line-break/><text:line-break/>By the way, the reason we aren't spending a lot of time on CSS in this course is because we are focused more on the big picture items. I promise we are getting to a really good part of the course, so bare with me while we get some basic front end design set up so we can implement some exciting sessions and authenticated route logic in a few videos!</text:p>
      <text:p text:style-name="P11"/>
      <text:p text:style-name="P11">Resources: Updating Profile</text:p>
      <text:p text:style-name="Text_20_body">In the previous video we used two great tools I highly recommend:<text:line-break/><text:line-break/><text:a xlink:type="simple" xlink:href="https://knexjs.org/" office:target-frame-name="_blank" xlink:show="new" text:style-name="Internet_20_link" text:visited-style-name="Visited_20_Internet_20_Link">Knex.js</text:a><text:line-break/><text:a xlink:type="simple" xlink:href="https://www.getpostman.com/" office:target-frame-name="_blank" xlink:show="new" text:style-name="Internet_20_link" text:visited-style-name="Visited_20_Internet_20_Link">Postman</text:a></text:p>
      <text:p text:style-name="P11"/>
      <text:p text:style-name="P11">Resources: Bearer Token</text:p>
      <text:p text:style-name="Text_20_body">For more information about Bearer Token:<text:line-break/><text:line-break/>Read #9 in this article: <text:a xlink:type="simple" xlink:href="https://auth0.com/blog/ten-things-you-should-know-about-tokens-and-cookies/" office:target-frame-name="_blank" xlink:show="new" text:style-name="Internet_20_link" text:visited-style-name="Visited_20_Internet_20_Link">https://auth0.com/blog/ten-things-you-should-know-about-tokens-and-cookies/</text:a></text:p>
      <text:p text:style-name="Text_20_body">And then read this: <text:a xlink:type="simple" xlink:href="https://security.stackexchange.com/questions/108662/why-is-bearer-required-before-the-token-in-authorization-header-in-a-http-re" office:target-frame-name="_blank" xlink:show="new" text:style-name="Internet_20_link" text:visited-style-name="Visited_20_Internet_20_Link">https://security.stackexchange.com/questions/108662/why-is-bearer-required-before-the-token-in-authorization-header-in-a-http-re</text:a></text:p>
      <text:p text:style-name="P25"><text:soft-page-break/>SECTION 14</text:p>
      <text:p text:style-name="P25"/>
      <text:p text:style-name="P25">Resources: IAM</text:p>
      <text:p text:style-name="Text_20_body">To learn more about IAM policies, you can check out <text:a xlink:type="simple" xlink:href="https://docs.aws.amazon.com/IAM/latest/UserGuide/access_policies_manage.html" office:target-frame-name="_blank" xlink:show="new" text:style-name="Internet_20_link" text:visited-style-name="Visited_20_Internet_20_Link">the official documentation from Amazon</text:a>, or <text:a xlink:type="simple" xlink:href="https://serverless.com/framework/docs/providers/aws/guide/iam/" office:target-frame-name="_blank" xlink:show="new" text:style-name="Internet_20_link" text:visited-style-name="Visited_20_Internet_20_Link">this documentation</text:a> from the Serverless framework</text:p>
      <text:p text:style-name="P25"/>
      <text:p text:style-name="P25"/>
      <text:p text:style-name="P26">SECTION 15</text:p>
      <text:p text:style-name="P26">Resources: Caching</text:p>
      <text:p text:style-name="Text_20_body">To learn more about how caching works and the two headers we discussed in the previous videos: Etag and Cache Control, I recommend you read further using these resources:<text:line-break/><text:line-break/>1. <text:a xlink:type="simple" xlink:href="https://medium.freecodecamp.org/the-hidden-components-of-web-caching-970854fe2c49" office:target-frame-name="_blank" xlink:show="new" text:style-name="Internet_20_link" text:visited-style-name="Visited_20_Internet_20_Link">Caching Everywhere</text:a></text:p>
      <text:p text:style-name="Text_20_body">2. <text:a xlink:type="simple" xlink:href="https://developers.google.com/web/fundamentals/performance/optimizing-content-efficiency/http-caching" office:target-frame-name="_blank" xlink:show="new" text:style-name="Internet_20_link" text:visited-style-name="Visited_20_Internet_20_Link">Cache Headers</text:a><text:line-break/><text:line-break/>3. <text:a xlink:type="simple" xlink:href="https://devcenter.heroku.com/articles/increasing-application-performance-with-http-cache-headers" office:target-frame-name="_blank" xlink:show="new" text:style-name="Internet_20_link" text:visited-style-name="Visited_20_Internet_20_Link">Caching and Performance</text:a></text:p>
      <text:p text:style-name="P26"/>
      <text:p text:style-name="P26">Exercise: Load Testing Your Load Balancer</text:p>
      <text:p text:style-name="Text_20_body">For the rest of this section, I recommend you follow along and experiment with the fun load balancing and load testing we are going to do. You can grab the files <text:a xlink:type="simple" xlink:href="https://github.com/aneagoie/load-balancer-exercise" office:target-frame-name="_blank" xlink:show="new" text:style-name="Internet_20_link" text:visited-style-name="Visited_20_Internet_20_Link">at the repository here</text:a>.</text:p>
      <text:p text:style-name="P26"/>
      <text:p text:style-name="P26">Resources: Nginx</text:p>
      <text:p text:style-name="Text_20_body">To learn more about the NGINX config file have a look at:  <text:a xlink:type="simple" xlink:href="https://nginx.org/en/docs/" office:target-frame-name="_blank" xlink:show="new" text:style-name="Internet_20_link" text:visited-style-name="Visited_20_Internet_20_Link">https://nginx.org/en/docs/</text:a> and <text:a xlink:type="simple" xlink:href="https://www.linode.com/docs/web-servers/nginx/how-to-configure-nginx/" office:target-frame-name="_blank" xlink:show="new" text:style-name="Internet_20_link" text:visited-style-name="Visited_20_Internet_20_Link">https://www.linode.com/docs/web-servers/nginx/how-to-configure-nginx/</text:a></text:p>
      <text:p text:style-name="P26"/>
      <text:p text:style-name="P28">SECTION 16</text:p>
      <text:p text:style-name="P27">Resources: CI Tools</text:p>
      <text:p text:style-name="Text_20_body">There are a lot of good options for tools out there. You can have a look at this article for a run down of all of them: <text:a xlink:type="simple" xlink:href="https://code-maze.com/top-8-continuous-integration-tools/" office:target-frame-name="_blank" xlink:show="new" text:style-name="Internet_20_link" text:visited-style-name="Visited_20_Internet_20_Link">https://code-maze.com/top-8-continuous-integration-tools/</text:a></text:p>
      <text:p text:style-name="Text_20_body">As I stated in the video, most companies use one of these tools and my personal recommendations are:<text:line-break/><text:line-break/>TravisCI or CircleCI for hosted CI servers. <text:line-break/><text:line-break/>Jenkins for your own managed CI servers.</text:p>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1-05-02T10:38:18.397000000</dc:date>
    <meta:editing-duration>P1DT11H18M22S</meta:editing-duration>
    <meta:editing-cycles>60</meta:editing-cycles>
    <meta:document-statistic meta:table-count="0" meta:image-count="0" meta:object-count="0" meta:page-count="24" meta:paragraph-count="227" meta:word-count="4981" meta:character-count="32809" meta:non-whitespace-character-count="27897"/>
  </office:meta>
</office:document-meta>
</file>